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1521in" fo:margin-left="0in" table:align="left" style:writing-mode="lr-tb"/>
    </style:style>
    <style:style style:name="Table2.A" style:family="table-column">
      <style:table-column-properties style:column-width="0.3146in"/>
    </style:style>
    <style:style style:name="Table2.B" style:family="table-column">
      <style:table-column-properties style:column-width="2.7444in"/>
    </style:style>
    <style:style style:name="Table2.C" style:family="table-column">
      <style:table-column-properties style:column-width="2.0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5.1521in" fo:margin-left="0in" table:align="left" style:writing-mode="lr-tb"/>
    </style:style>
    <style:style style:name="Table1.A" style:family="table-column">
      <style:table-column-properties style:column-width="0.3146in"/>
    </style:style>
    <style:style style:name="Table1.B" style:family="table-column">
      <style:table-column-properties style:column-width="2.7444in"/>
    </style:style>
    <style:style style:name="Table1.C" style:family="table-column">
      <style:table-column-properties style:column-width="2.09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5.1521in" fo:margin-left="0in" table:align="left" style:writing-mode="lr-tb"/>
    </style:style>
    <style:style style:name="Table3.A" style:family="table-column">
      <style:table-column-properties style:column-width="0.3146in"/>
    </style:style>
    <style:style style:name="Table3.B" style:family="table-column">
      <style:table-column-properties style:column-width="2.7444in"/>
    </style:style>
    <style:style style:name="Table3.C" style:family="table-column">
      <style:table-column-properties style:column-width="2.093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1521in" fo:margin-left="0in" table:align="left" style:writing-mode="lr-tb"/>
    </style:style>
    <style:style style:name="Table4.A" style:family="table-column">
      <style:table-column-properties style:column-width="0.3146in"/>
    </style:style>
    <style:style style:name="Table4.B" style:family="table-column">
      <style:table-column-properties style:column-width="2.7444in"/>
    </style:style>
    <style:style style:name="Table4.C" style:family="table-column">
      <style:table-column-properties style:column-width="2.093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1521in" fo:margin-left="0in" table:align="left" style:writing-mode="lr-tb"/>
    </style:style>
    <style:style style:name="Table5.A" style:family="table-column">
      <style:table-column-properties style:column-width="0.3146in"/>
    </style:style>
    <style:style style:name="Table5.B" style:family="table-column">
      <style:table-column-properties style:column-width="2.7444in"/>
    </style:style>
    <style:style style:name="Table5.C" style:family="table-column">
      <style:table-column-properties style:column-width="2.093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1521in" fo:margin-left="0in" table:align="left" style:writing-mode="lr-tb"/>
    </style:style>
    <style:style style:name="Table6.A" style:family="table-column">
      <style:table-column-properties style:column-width="0.3146in"/>
    </style:style>
    <style:style style:name="Table6.B" style:family="table-column">
      <style:table-column-properties style:column-width="2.7444in"/>
    </style:style>
    <style:style style:name="Table6.C" style:family="table-column">
      <style:table-column-properties style:column-width="2.093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text-align="center" style:justify-single-word="false"/>
      <style:text-properties style:font-name="Sans-serif" officeooo:paragraph-rsid="00eae4cb"/>
    </style:style>
    <style:style style:name="P2" style:family="paragraph" style:parent-style-name="Heading_20_2">
      <style:paragraph-properties fo:text-align="center" style:justify-single-word="false"/>
      <style:text-properties style:font-name="Sans-serif" officeooo:paragraph-rsid="010a2e89"/>
    </style:style>
    <style:style style:name="P3" style:family="paragraph" style:parent-style-name="Heading_20_2">
      <style:paragraph-properties fo:text-align="center" style:justify-single-word="false"/>
      <style:text-properties style:font-name="Sans-serif" officeooo:paragraph-rsid="012b6ffa"/>
    </style:style>
    <style:style style:name="P4" style:family="paragraph" style:parent-style-name="Heading_20_2">
      <style:paragraph-properties fo:text-align="center" style:justify-single-word="false"/>
      <style:text-properties style:font-name="Sans-serif" officeooo:paragraph-rsid="01e97b0c"/>
    </style:style>
    <style:style style:name="P5" style:family="paragraph" style:parent-style-name="Heading_20_2" style:list-style-name="">
      <style:paragraph-properties fo:text-align="center" style:justify-single-word="false"/>
      <style:text-properties style:font-name="Sans-serif" officeooo:paragraph-rsid="0203bc1e"/>
    </style:style>
    <style:style style:name="P6" style:family="paragraph" style:parent-style-name="Heading_20_2">
      <style:paragraph-properties fo:text-align="center" style:justify-single-word="false" fo:break-before="page"/>
      <style:text-properties style:font-name="Sans-serif" officeooo:paragraph-rsid="0203bc1e"/>
    </style:style>
    <style:style style:name="P7" style:family="paragraph" style:parent-style-name="Heading_20_2">
      <style:paragraph-properties fo:text-align="center" style:justify-single-word="false" fo:break-before="page"/>
      <style:text-properties style:font-name="Sans-serif" officeooo:paragraph-rsid="021e60c3"/>
    </style:style>
    <style:style style:name="P8" style:family="paragraph" style:parent-style-name="Standard" style:list-style-name="L6">
      <style:text-properties style:font-name="Sans-serif" fo:font-size="10pt" style:font-size-asian="10pt" style:font-size-complex="10pt"/>
    </style:style>
    <style:style style:name="P9" style:family="paragraph" style:parent-style-name="Standard" style:list-style-name="L6">
      <style:text-properties style:font-name="Sans-serif" fo:font-size="10pt" officeooo:rsid="01731598" officeooo:paragraph-rsid="01731598" style:font-size-asian="10pt" style:font-size-complex="10pt"/>
    </style:style>
    <style:style style:name="P10" style:family="paragraph" style:parent-style-name="Standard" style:list-style-name="L6">
      <style:text-properties style:font-name="Sans-serif" fo:font-size="10pt" officeooo:rsid="0178c3dc" officeooo:paragraph-rsid="0178c3dc" style:font-size-asian="10pt" style:font-size-complex="10pt"/>
    </style:style>
    <style:style style:name="P11" style:family="paragraph" style:parent-style-name="Standard" style:list-style-name="L6">
      <style:text-properties style:font-name="Sans-serif" fo:font-size="10pt" officeooo:rsid="0173df4d" officeooo:paragraph-rsid="0173df4d" style:font-size-asian="10pt" style:font-size-complex="10pt"/>
    </style:style>
    <style:style style:name="P12" style:family="paragraph" style:parent-style-name="Standard" style:list-style-name="L6">
      <style:text-properties style:font-name="Sans-serif" fo:font-size="10pt" officeooo:rsid="01793759" officeooo:paragraph-rsid="01793759" style:font-size-asian="10pt" style:font-size-complex="10pt"/>
    </style:style>
    <style:style style:name="P13" style:family="paragraph" style:parent-style-name="Standard" style:list-style-name="L2">
      <style:text-properties style:font-name="Sans-serif" officeooo:paragraph-rsid="011e7fbc"/>
    </style:style>
    <style:style style:name="P14" style:family="paragraph" style:parent-style-name="Standard" style:list-style-name="L3">
      <style:text-properties style:font-name="Sans-serif" officeooo:paragraph-rsid="012b6ffa"/>
    </style:style>
    <style:style style:name="P15" style:family="paragraph" style:parent-style-name="Standard">
      <style:text-properties style:font-name="Sans-serif" fo:font-size="9pt" officeooo:paragraph-rsid="014be018" style:font-size-asian="9pt" style:font-size-complex="9pt"/>
    </style:style>
    <style:style style:name="P16" style:family="paragraph" style:parent-style-name="Standard">
      <style:text-properties style:font-name="Sans-serif" fo:font-size="9pt" officeooo:paragraph-rsid="0151187a" style:font-size-asian="9pt" style:font-size-complex="9pt"/>
    </style:style>
    <style:style style:name="P17" style:family="paragraph" style:parent-style-name="Standard">
      <style:text-properties style:font-name="Sans-serif" fo:font-size="9pt" officeooo:paragraph-rsid="014e4dcc" style:font-size-asian="9pt" style:font-size-complex="9pt"/>
    </style:style>
    <style:style style:name="P18" style:family="paragraph" style:parent-style-name="Standard">
      <style:text-properties style:font-name="Sans-serif" fo:font-size="9pt" officeooo:paragraph-rsid="0179a8ec" style:font-size-asian="9pt" style:font-size-complex="9pt"/>
    </style:style>
    <style:style style:name="P19" style:family="paragraph" style:parent-style-name="Standard">
      <style:text-properties style:font-name="Sans-serif" fo:font-size="9pt" officeooo:paragraph-rsid="017a2ac4" style:font-size-asian="9pt" style:font-size-complex="9pt"/>
    </style:style>
    <style:style style:name="P20" style:family="paragraph" style:parent-style-name="Standard" style:list-style-name="L7">
      <loext:graphic-properties draw:fill="none"/>
      <style:paragraph-properties fo:background-color="transparent"/>
      <style:text-properties style:font-name="Sans-serif" fo:font-size="9pt" officeooo:rsid="017e0197" officeooo:paragraph-rsid="017e0197" style:font-size-asian="9pt" style:font-size-complex="9pt"/>
    </style:style>
    <style:style style:name="P21" style:family="paragraph" style:parent-style-name="Standard" style:list-style-name="L7">
      <loext:graphic-properties draw:fill="none"/>
      <style:paragraph-properties fo:background-color="transparent"/>
      <style:text-properties style:font-name="Sans-serif" fo:font-size="9pt" officeooo:rsid="017e0197" officeooo:paragraph-rsid="023d90b2" style:font-size-asian="9pt" style:font-size-complex="9pt"/>
    </style:style>
    <style:style style:name="P22" style:family="paragraph" style:parent-style-name="Standard" style:list-style-name="L7">
      <loext:graphic-properties draw:fill="none"/>
      <style:paragraph-properties fo:background-color="transparent"/>
      <style:text-properties style:font-name="Sans-serif" fo:font-size="9pt" officeooo:rsid="017e0197" officeooo:paragraph-rsid="023e81eb" style:font-size-asian="9pt" style:font-size-complex="9pt"/>
    </style:style>
    <style:style style:name="P23" style:family="paragraph" style:parent-style-name="Standard" style:list-style-name="L7">
      <loext:graphic-properties draw:fill="none"/>
      <style:paragraph-properties fo:background-color="transparent"/>
      <style:text-properties style:font-name="Sans-serif" fo:font-size="9pt" officeooo:rsid="017e0197" officeooo:paragraph-rsid="023eae57" style:font-size-asian="9pt" style:font-size-complex="9pt"/>
    </style:style>
    <style:style style:name="P24" style:family="paragraph" style:parent-style-name="Standard">
      <style:text-properties style:font-name="Sans-serif" fo:font-size="9pt" officeooo:paragraph-rsid="01868432" style:font-size-asian="9pt" style:font-size-complex="9pt"/>
    </style:style>
    <style:style style:name="P25" style:family="paragraph" style:parent-style-name="Standard" style:list-style-name="L7">
      <loext:graphic-properties draw:fill="none"/>
      <style:paragraph-properties fo:background-color="transparent"/>
      <style:text-properties style:font-name="Sans-serif" fo:font-size="9pt" officeooo:rsid="018fa2fe" officeooo:paragraph-rsid="018fa2fe" style:font-size-asian="9pt" style:font-size-complex="9pt"/>
    </style:style>
    <style:style style:name="P26" style:family="paragraph" style:parent-style-name="Standard" style:list-style-name="L7">
      <loext:graphic-properties draw:fill="none"/>
      <style:paragraph-properties fo:background-color="transparent"/>
      <style:text-properties style:font-name="Sans-serif" fo:font-size="9pt" officeooo:rsid="018fa2fe" officeooo:paragraph-rsid="023d90b2" style:font-size-asian="9pt" style:font-size-complex="9pt"/>
    </style:style>
    <style:style style:name="P27" style:family="paragraph" style:parent-style-name="Standard" style:list-style-name="L7">
      <loext:graphic-properties draw:fill="none"/>
      <style:paragraph-properties fo:background-color="transparent"/>
      <style:text-properties style:font-name="Sans-serif" fo:font-size="9pt" officeooo:rsid="018fa2fe" officeooo:paragraph-rsid="023e81eb" style:font-size-asian="9pt" style:font-size-complex="9pt"/>
    </style:style>
    <style:style style:name="P28" style:family="paragraph" style:parent-style-name="Standard" style:list-style-name="L7">
      <loext:graphic-properties draw:fill="none"/>
      <style:paragraph-properties fo:background-color="transparent"/>
      <style:text-properties style:font-name="Sans-serif" fo:font-size="9pt" officeooo:rsid="018fa2fe" officeooo:paragraph-rsid="023eae57" style:font-size-asian="9pt" style:font-size-complex="9pt"/>
    </style:style>
    <style:style style:name="P29" style:family="paragraph" style:parent-style-name="Standard" style:list-style-name="L7">
      <loext:graphic-properties draw:fill="none"/>
      <style:paragraph-properties fo:background-color="transparent"/>
      <style:text-properties style:font-name="Sans-serif" fo:font-size="9pt" officeooo:rsid="019b39fe" officeooo:paragraph-rsid="019b39fe" style:font-size-asian="9pt" style:font-size-complex="9pt"/>
    </style:style>
    <style:style style:name="P30" style:family="paragraph" style:parent-style-name="Standard" style:list-style-name="L7">
      <loext:graphic-properties draw:fill="none"/>
      <style:paragraph-properties fo:background-color="transparent"/>
      <style:text-properties style:font-name="Sans-serif" fo:font-size="9pt" officeooo:rsid="019b39fe" officeooo:paragraph-rsid="023d90b2" style:font-size-asian="9pt" style:font-size-complex="9pt"/>
    </style:style>
    <style:style style:name="P31" style:family="paragraph" style:parent-style-name="Standard" style:list-style-name="L7">
      <loext:graphic-properties draw:fill="none"/>
      <style:paragraph-properties fo:background-color="transparent"/>
      <style:text-properties style:font-name="Sans-serif" fo:font-size="9pt" officeooo:rsid="019b39fe" officeooo:paragraph-rsid="023e81eb" style:font-size-asian="9pt" style:font-size-complex="9pt"/>
    </style:style>
    <style:style style:name="P32" style:family="paragraph" style:parent-style-name="Standard" style:list-style-name="L7">
      <loext:graphic-properties draw:fill="none"/>
      <style:paragraph-properties fo:background-color="transparent"/>
      <style:text-properties style:font-name="Sans-serif" fo:font-size="9pt" officeooo:rsid="019b39fe" officeooo:paragraph-rsid="023eae57" style:font-size-asian="9pt" style:font-size-complex="9pt"/>
    </style:style>
    <style:style style:name="P33" style:family="paragraph" style:parent-style-name="Standard">
      <style:text-properties style:font-name="Sans-serif" fo:font-size="9pt" officeooo:paragraph-rsid="01e97b0c" style:font-size-asian="9pt" style:font-size-complex="9pt"/>
    </style:style>
    <style:style style:name="P34" style:family="paragraph" style:parent-style-name="Standard">
      <style:text-properties style:font-name="Sans-serif" fo:font-size="9pt" officeooo:paragraph-rsid="0203bc1e" style:font-size-asian="9pt" style:font-size-complex="9pt"/>
    </style:style>
    <style:style style:name="P35" style:family="paragraph" style:parent-style-name="Standard">
      <style:text-properties style:font-name="Sans-serif" fo:font-size="9pt" officeooo:paragraph-rsid="02059873" style:font-size-asian="9pt" style:font-size-complex="9pt"/>
    </style:style>
    <style:style style:name="P36" style:family="paragraph" style:parent-style-name="Standard">
      <style:text-properties style:font-name="Sans-serif" fo:font-size="9pt" officeooo:paragraph-rsid="021e60c3" style:font-size-asian="9pt" style:font-size-complex="9pt"/>
    </style:style>
    <style:style style:name="P37" style:family="paragraph" style:parent-style-name="Standard">
      <style:text-properties style:font-name="Sans-serif" fo:font-size="9pt" officeooo:paragraph-rsid="023d90b2" style:font-size-asian="9pt" style:font-size-complex="9pt"/>
    </style:style>
    <style:style style:name="P38" style:family="paragraph" style:parent-style-name="Standard">
      <style:text-properties style:font-name="Sans-serif" fo:font-size="9pt" officeooo:paragraph-rsid="023e81eb" style:font-size-asian="9pt" style:font-size-complex="9pt"/>
    </style:style>
    <style:style style:name="P39" style:family="paragraph" style:parent-style-name="Standard">
      <style:text-properties style:font-name="Sans-serif" fo:font-size="9pt" officeooo:paragraph-rsid="023eae57" style:font-size-asian="9pt" style:font-size-complex="9pt"/>
    </style:style>
    <style:style style:name="P40" style:family="paragraph" style:parent-style-name="Standard">
      <style:text-properties style:font-name="Sans-serif" fo:font-size="9pt" fo:font-style="normal" officeooo:paragraph-rsid="014be018" style:font-size-asian="9pt" style:font-style-asian="normal" style:font-size-complex="9pt" style:font-style-complex="normal"/>
    </style:style>
    <style:style style:name="P41" style:family="paragraph" style:parent-style-name="Standard">
      <style:text-properties style:font-name="Sans-serif" fo:font-size="9pt" fo:font-style="normal" officeooo:paragraph-rsid="02059873" style:font-size-asian="9pt" style:font-style-asian="normal" style:font-size-complex="9pt" style:font-style-complex="normal"/>
    </style:style>
    <style:style style:name="P42" style:family="paragraph" style:parent-style-name="Standard">
      <style:text-properties style:font-name="Sans-serif" fo:font-size="9pt" fo:font-weight="normal" officeooo:paragraph-rsid="019b39fe" style:font-size-asian="9pt" style:font-weight-asian="normal" style:font-size-complex="9pt" style:font-weight-complex="normal"/>
    </style:style>
    <style:style style:name="P43" style:family="paragraph" style:parent-style-name="Standard">
      <style:text-properties style:font-name="Sans-serif" fo:font-size="9pt" fo:font-weight="normal" officeooo:paragraph-rsid="0246cc64" style:font-size-asian="9pt" style:font-weight-asian="normal" style:font-size-complex="9pt" style:font-weight-complex="normal"/>
    </style:style>
    <style:style style:name="P44" style:family="paragraph" style:parent-style-name="Standard">
      <style:text-properties style:font-name="Sans-serif" fo:font-size="9pt" fo:font-weight="normal" officeooo:paragraph-rsid="0248cb06" style:font-size-asian="9pt" style:font-weight-asian="normal" style:font-size-complex="9pt" style:font-weight-complex="normal"/>
    </style:style>
    <style:style style:name="P45" style:family="paragraph" style:parent-style-name="Standard">
      <style:text-properties style:font-name="Sans-serif" fo:font-size="9pt" fo:font-weight="normal" officeooo:paragraph-rsid="024aa110" style:font-size-asian="9pt" style:font-weight-asian="normal" style:font-size-complex="9pt" style:font-weight-complex="normal"/>
    </style:style>
    <style:style style:name="P46" style:family="paragraph" style:parent-style-name="Standard" style:list-style-name="L11">
      <style:text-properties style:font-name="Sans-serif" officeooo:paragraph-rsid="01e97b0c"/>
    </style:style>
    <style:style style:name="P47" style:family="paragraph" style:parent-style-name="Standard" style:list-style-name="L13">
      <style:text-properties style:font-name="Sans-serif" officeooo:paragraph-rsid="0203bc1e"/>
    </style:style>
    <style:style style:name="P48" style:family="paragraph" style:parent-style-name="Standard" style:list-style-name="L14">
      <style:text-properties style:font-name="Sans-serif" officeooo:paragraph-rsid="021e60c3"/>
    </style:style>
    <style:style style:name="P49" style:family="paragraph" style:parent-style-name="Standard">
      <style:text-properties style:font-name="Sans-serif" officeooo:paragraph-rsid="021e60c3"/>
    </style:style>
    <style:style style:name="P50" style:family="paragraph" style:parent-style-name="Standard" style:list-style-name="L13">
      <style:text-properties style:font-name="Sans-serif" officeooo:rsid="0275bb7d" officeooo:paragraph-rsid="0279241b"/>
    </style:style>
    <style:style style:name="P51" style:family="paragraph" style:parent-style-name="Standard" style:list-style-name="L9">
      <loext:graphic-properties draw:fill="none"/>
      <style:paragraph-properties fo:background-color="transparent"/>
      <style:text-properties officeooo:paragraph-rsid="01b8fd50"/>
    </style:style>
    <style:style style:name="P52" style:family="paragraph" style:parent-style-name="Standard" style:list-style-name="L9">
      <loext:graphic-properties draw:fill="none"/>
      <style:paragraph-properties fo:background-color="transparent"/>
      <style:text-properties officeooo:paragraph-rsid="01b9aaf3"/>
    </style:style>
    <style:style style:name="P53" style:family="paragraph" style:parent-style-name="Standard" style:list-style-name="L9">
      <loext:graphic-properties draw:fill="none"/>
      <style:paragraph-properties fo:background-color="transparent"/>
      <style:text-properties officeooo:paragraph-rsid="01dbfdad"/>
    </style:style>
    <style:style style:name="P54" style:family="paragraph" style:parent-style-name="Standard" style:list-style-name="L9">
      <loext:graphic-properties draw:fill="none"/>
      <style:paragraph-properties fo:background-color="transparent"/>
      <style:text-properties officeooo:paragraph-rsid="01dea19d"/>
    </style:style>
    <style:style style:name="P55" style:family="paragraph" style:parent-style-name="Standard" style:list-style-name="L9">
      <loext:graphic-properties draw:fill="none"/>
      <style:paragraph-properties fo:background-color="transparent"/>
      <style:text-properties officeooo:paragraph-rsid="01e3d3e6"/>
    </style:style>
    <style:style style:name="P56" style:family="paragraph" style:parent-style-name="Standard" style:list-style-name="L9">
      <loext:graphic-properties draw:fill="none"/>
      <style:paragraph-properties fo:background-color="transparent"/>
      <style:text-properties officeooo:paragraph-rsid="01e566c6"/>
    </style:style>
    <style:style style:name="P57" style:family="paragraph" style:parent-style-name="Standard" style:list-style-name="L9">
      <loext:graphic-properties draw:fill="none"/>
      <style:paragraph-properties fo:background-color="transparent"/>
      <style:text-properties officeooo:rsid="01da6b33" officeooo:paragraph-rsid="01da6b33"/>
    </style:style>
    <style:style style:name="P58" style:family="paragraph" style:parent-style-name="Standard" style:list-style-name="L9">
      <loext:graphic-properties draw:fill="none"/>
      <style:paragraph-properties fo:background-color="transparent"/>
      <style:text-properties officeooo:rsid="01da6b33" officeooo:paragraph-rsid="01dbfdad"/>
    </style:style>
    <style:style style:name="P59" style:family="paragraph" style:parent-style-name="Standard" style:list-style-name="L9">
      <loext:graphic-properties draw:fill="none"/>
      <style:paragraph-properties fo:background-color="transparent"/>
      <style:text-properties officeooo:rsid="01da6b33" officeooo:paragraph-rsid="01dea19d"/>
    </style:style>
    <style:style style:name="P60" style:family="paragraph" style:parent-style-name="Standard" style:list-style-name="L10">
      <loext:graphic-properties draw:fill="none"/>
      <style:paragraph-properties fo:background-color="transparent"/>
      <style:text-properties officeooo:rsid="01da6b33" officeooo:paragraph-rsid="01e97b0c"/>
    </style:style>
    <style:style style:name="P61" style:family="paragraph" style:parent-style-name="Standard" style:list-style-name="L12">
      <loext:graphic-properties draw:fill="none"/>
      <style:paragraph-properties fo:background-color="transparent"/>
      <style:text-properties officeooo:rsid="01da6b33" officeooo:paragraph-rsid="0203bc1e"/>
    </style:style>
    <style:style style:name="P62" style:family="paragraph" style:parent-style-name="Standard" style:list-style-name="L12">
      <loext:graphic-properties draw:fill="none"/>
      <style:paragraph-properties fo:background-color="transparent"/>
      <style:text-properties officeooo:rsid="01da6b33" officeooo:paragraph-rsid="021e60c3"/>
    </style:style>
    <style:style style:name="P63" style:family="paragraph" style:parent-style-name="Standard" style:list-style-name="L10">
      <loext:graphic-properties draw:fill="none"/>
      <style:paragraph-properties fo:background-color="transparent"/>
      <style:text-properties officeooo:paragraph-rsid="01e97b0c"/>
    </style:style>
    <style:style style:name="P64" style:family="paragraph" style:parent-style-name="Standard" style:list-style-name="L12">
      <loext:graphic-properties draw:fill="none"/>
      <style:paragraph-properties fo:background-color="transparent"/>
      <style:text-properties officeooo:paragraph-rsid="0203bc1e"/>
    </style:style>
    <style:style style:name="P65" style:family="paragraph" style:parent-style-name="Standard" style:list-style-name="L12">
      <loext:graphic-properties draw:fill="none"/>
      <style:paragraph-properties fo:background-color="transparent"/>
      <style:text-properties officeooo:paragraph-rsid="021e60c3"/>
    </style:style>
    <style:style style:name="P66" style:family="paragraph" style:parent-style-name="Standard">
      <style:paragraph-properties fo:line-height="100%" fo:text-align="center" style:justify-single-word="false" style:writing-mode="lr-tb"/>
      <style:text-properties style:font-name="Sans-serif" fo:font-size="10pt" officeooo:paragraph-rsid="00f64cea" style:font-size-asian="10pt" style:font-size-complex="10pt"/>
    </style:style>
    <style:style style:name="P67" style:family="paragraph" style:parent-style-name="Standard">
      <style:paragraph-properties fo:line-height="100%" fo:text-align="center" style:justify-single-word="false" style:writing-mode="lr-tb"/>
      <style:text-properties style:font-name="Sans-serif" fo:font-size="10pt" officeooo:paragraph-rsid="010cf05f" style:font-size-asian="10pt" style:font-size-complex="10pt"/>
    </style:style>
    <style:style style:name="P68" style:family="paragraph" style:parent-style-name="Standard">
      <style:paragraph-properties fo:line-height="100%" fo:text-align="center" style:justify-single-word="false" style:writing-mode="lr-tb"/>
      <style:text-properties style:font-name="Sans-serif" fo:font-size="10pt" officeooo:paragraph-rsid="012b6ffa" style:font-size-asian="10pt" style:font-size-complex="10pt"/>
    </style:style>
    <style:style style:name="P69" style:family="paragraph" style:parent-style-name="Standard">
      <style:paragraph-properties fo:line-height="100%" fo:text-align="center" style:justify-single-word="false" style:writing-mode="lr-tb"/>
      <style:text-properties style:font-name="Sans-serif" fo:font-size="10pt" officeooo:paragraph-rsid="01e97b0c" style:font-size-asian="10pt" style:font-size-complex="10pt"/>
    </style:style>
    <style:style style:name="P70" style:family="paragraph" style:parent-style-name="Standard">
      <style:paragraph-properties fo:line-height="100%" fo:text-align="center" style:justify-single-word="false" style:writing-mode="lr-tb"/>
      <style:text-properties style:font-name="Sans-serif" fo:font-size="10pt" officeooo:paragraph-rsid="021e60c3" style:font-size-asian="10pt" style:font-size-complex="10pt"/>
    </style:style>
    <style:style style:name="P71" style:family="paragraph" style:parent-style-name="Standard">
      <style:paragraph-properties fo:line-height="100%" fo:text-align="start" style:justify-single-word="false" style:writing-mode="lr-tb"/>
      <style:text-properties style:font-name="Sans-serif" fo:font-size="10pt" officeooo:paragraph-rsid="010cf05f" style:font-size-asian="10pt" style:font-size-complex="10pt"/>
    </style:style>
    <style:style style:name="P72" style:family="paragraph" style:parent-style-name="Standard">
      <style:paragraph-properties fo:line-height="100%" fo:text-align="start" style:justify-single-word="false" style:writing-mode="lr-tb"/>
      <style:text-properties style:font-name="Sans-serif" fo:font-size="10pt" officeooo:paragraph-rsid="012b6ffa" style:font-size-asian="10pt" style:font-size-complex="10pt"/>
    </style:style>
    <style:style style:name="P73" style:family="paragraph" style:parent-style-name="Standard">
      <style:paragraph-properties fo:line-height="100%" fo:text-align="start" style:justify-single-word="false" style:writing-mode="lr-tb"/>
      <style:text-properties style:font-name="Sans-serif" fo:font-size="10pt" officeooo:paragraph-rsid="01e97b0c" style:font-size-asian="10pt" style:font-size-complex="10pt"/>
    </style:style>
    <style:style style:name="P74" style:family="paragraph" style:parent-style-name="Standard">
      <style:paragraph-properties fo:line-height="100%" fo:text-align="start" style:justify-single-word="false" style:writing-mode="lr-tb"/>
      <style:text-properties style:font-name="Sans-serif" fo:font-size="10pt" officeooo:paragraph-rsid="0203bc1e" style:font-size-asian="10pt" style:font-size-complex="10pt"/>
    </style:style>
    <style:style style:name="P75" style:family="paragraph" style:parent-style-name="Standard">
      <style:paragraph-properties fo:line-height="100%" fo:text-align="start" style:justify-single-word="false" style:writing-mode="lr-tb"/>
      <style:text-properties style:font-name="Sans-serif" fo:font-size="10pt" officeooo:paragraph-rsid="021e60c3" style:font-size-asian="10pt" style:font-size-complex="10pt"/>
    </style:style>
    <style:style style:name="P76" style:family="paragraph" style:parent-style-name="Standard">
      <style:paragraph-properties fo:line-height="100%" fo:text-align="center" style:justify-single-word="false" style:writing-mode="lr-tb"/>
      <style:text-properties style:font-name="Sans-serif" fo:font-size="10pt" officeooo:rsid="00ec2a7a" officeooo:paragraph-rsid="00f64cea" style:font-size-asian="10pt" style:font-size-complex="10pt"/>
    </style:style>
    <style:style style:name="P77" style:family="paragraph" style:parent-style-name="Standard">
      <style:paragraph-properties fo:line-height="100%" fo:text-align="center" style:justify-single-word="false" style:writing-mode="lr-tb"/>
      <style:text-properties style:font-name="Sans-serif" fo:font-size="10pt" officeooo:rsid="00ec2a7a" officeooo:paragraph-rsid="010a2e89" style:font-size-asian="10pt" style:font-size-complex="10pt"/>
    </style:style>
    <style:style style:name="P78" style:family="paragraph" style:parent-style-name="Standard">
      <style:paragraph-properties fo:line-height="100%" fo:text-align="center" style:justify-single-word="false" style:writing-mode="lr-tb"/>
      <style:text-properties style:font-name="Sans-serif" fo:font-size="10pt" officeooo:rsid="00ec2a7a" officeooo:paragraph-rsid="01008317" style:font-size-asian="10pt" style:font-size-complex="10pt"/>
    </style:style>
    <style:style style:name="P79" style:family="paragraph" style:parent-style-name="Standard">
      <style:paragraph-properties fo:line-height="100%" fo:text-align="center" style:justify-single-word="false" style:writing-mode="lr-tb"/>
      <style:text-properties style:font-name="Sans-serif" fo:font-size="10pt" officeooo:rsid="00ec2a7a" officeooo:paragraph-rsid="012b6ffa" style:font-size-asian="10pt" style:font-size-complex="10pt"/>
    </style:style>
    <style:style style:name="P80" style:family="paragraph" style:parent-style-name="Standard">
      <style:paragraph-properties fo:line-height="100%" fo:text-align="center" style:justify-single-word="false" style:writing-mode="lr-tb"/>
      <style:text-properties style:font-name="Sans-serif" fo:font-size="10pt" officeooo:rsid="00ec2a7a" officeooo:paragraph-rsid="01e97b0c" style:font-size-asian="10pt" style:font-size-complex="10pt"/>
    </style:style>
    <style:style style:name="P81" style:family="paragraph" style:parent-style-name="Standard">
      <style:paragraph-properties fo:line-height="100%" fo:text-align="center" style:justify-single-word="false" style:writing-mode="lr-tb"/>
      <style:text-properties style:font-name="Sans-serif" fo:font-size="10pt" officeooo:rsid="00ec2a7a" officeooo:paragraph-rsid="0203bc1e" style:font-size-asian="10pt" style:font-size-complex="10pt"/>
    </style:style>
    <style:style style:name="P82" style:family="paragraph" style:parent-style-name="Standard">
      <style:paragraph-properties fo:line-height="100%" fo:text-align="center" style:justify-single-word="false" style:writing-mode="lr-tb"/>
      <style:text-properties style:font-name="Sans-serif" fo:font-size="10pt" officeooo:rsid="00ec2a7a" officeooo:paragraph-rsid="021e60c3" style:font-size-asian="10pt" style:font-size-complex="10pt"/>
    </style:style>
    <style:style style:name="P83" style:family="paragraph" style:parent-style-name="Standard">
      <style:paragraph-properties fo:line-height="100%" fo:text-align="center" style:justify-single-word="false" style:writing-mode="lr-tb"/>
      <style:text-properties style:font-name="Sans-serif" fo:font-size="10pt" officeooo:rsid="00ec2a7a" officeooo:paragraph-rsid="02b0e30e" style:font-size-asian="10pt" style:font-size-complex="10pt"/>
    </style:style>
    <style:style style:name="P84" style:family="paragraph" style:parent-style-name="Standard">
      <style:paragraph-properties fo:line-height="100%" fo:text-align="start" style:justify-single-word="false" style:writing-mode="lr-tb"/>
      <style:text-properties style:font-name="Sans-serif" fo:font-size="10pt" officeooo:rsid="00ec2a7a" officeooo:paragraph-rsid="00ec2a7a" style:font-size-asian="10pt" style:font-size-complex="10pt"/>
    </style:style>
    <style:style style:name="P85" style:family="paragraph" style:parent-style-name="Standard">
      <style:paragraph-properties fo:line-height="100%" fo:text-align="center" style:justify-single-word="false" style:writing-mode="lr-tb"/>
      <style:text-properties style:font-name="Sans-serif" fo:font-size="10pt" officeooo:rsid="00ee9bc3" officeooo:paragraph-rsid="010a2e89" style:font-size-asian="10pt" style:font-size-complex="10pt"/>
    </style:style>
    <style:style style:name="P86" style:family="paragraph" style:parent-style-name="Standard">
      <style:paragraph-properties fo:line-height="100%" fo:text-align="center" style:justify-single-word="false" style:writing-mode="lr-tb"/>
      <style:text-properties style:font-name="Sans-serif" fo:font-size="10pt" officeooo:rsid="00ee9bc3" officeooo:paragraph-rsid="00fe0e35" style:font-size-asian="10pt" style:font-size-complex="10pt"/>
    </style:style>
    <style:style style:name="P87" style:family="paragraph" style:parent-style-name="Standard">
      <style:paragraph-properties fo:line-height="100%" fo:text-align="center" style:justify-single-word="false" style:writing-mode="lr-tb"/>
      <style:text-properties style:font-name="Sans-serif" fo:font-size="10pt" officeooo:rsid="01148dde" officeooo:paragraph-rsid="01148dde" style:font-size-asian="10pt" style:font-size-complex="10pt"/>
    </style:style>
    <style:style style:name="P88" style:family="paragraph" style:parent-style-name="Standard">
      <style:paragraph-properties fo:line-height="100%" fo:text-align="center" style:justify-single-word="false" style:writing-mode="lr-tb"/>
      <style:text-properties style:font-name="Sans-serif" fo:font-size="10pt" officeooo:rsid="01148dde" officeooo:paragraph-rsid="012b6ffa" style:font-size-asian="10pt" style:font-size-complex="10pt"/>
    </style:style>
    <style:style style:name="P89" style:family="paragraph" style:parent-style-name="Standard">
      <style:paragraph-properties fo:line-height="100%" fo:text-align="center" style:justify-single-word="false" style:writing-mode="lr-tb"/>
      <style:text-properties style:font-name="Sans-serif" fo:font-size="10pt" officeooo:rsid="01148dde" officeooo:paragraph-rsid="01e97b0c" style:font-size-asian="10pt" style:font-size-complex="10pt"/>
    </style:style>
    <style:style style:name="P90" style:family="paragraph" style:parent-style-name="Standard">
      <style:paragraph-properties fo:line-height="100%" fo:text-align="center" style:justify-single-word="false" style:writing-mode="lr-tb"/>
      <style:text-properties style:font-name="Sans-serif" fo:font-size="10pt" officeooo:rsid="01148dde" officeooo:paragraph-rsid="0203bc1e" style:font-size-asian="10pt" style:font-size-complex="10pt"/>
    </style:style>
    <style:style style:name="P91" style:family="paragraph" style:parent-style-name="Standard">
      <style:paragraph-properties fo:line-height="100%" fo:text-align="center" style:justify-single-word="false" style:writing-mode="lr-tb"/>
      <style:text-properties style:font-name="Sans-serif" fo:font-size="10pt" officeooo:rsid="01148dde" officeooo:paragraph-rsid="021e60c3" style:font-size-asian="10pt" style:font-size-complex="10pt"/>
    </style:style>
    <style:style style:name="P92" style:family="paragraph" style:parent-style-name="Standard">
      <style:paragraph-properties fo:line-height="100%" fo:text-align="center" style:justify-single-word="false" style:writing-mode="lr-tb"/>
      <style:text-properties style:font-name="Sans-serif" fo:font-size="10pt" officeooo:rsid="0252bcf5" officeooo:paragraph-rsid="0252bcf5" style:font-size-asian="10pt" style:font-size-complex="10pt"/>
    </style:style>
    <style:style style:name="P93" style:family="paragraph" style:parent-style-name="Standard">
      <style:paragraph-properties fo:line-height="100%" fo:text-align="center" style:justify-single-word="false" style:writing-mode="lr-tb"/>
      <style:text-properties style:font-name="Sans-serif" fo:font-size="10pt" officeooo:rsid="0254b444" officeooo:paragraph-rsid="0254b444" style:font-size-asian="10pt" style:font-size-complex="10pt"/>
    </style:style>
    <style:style style:name="P94" style:family="paragraph" style:parent-style-name="Standard">
      <style:paragraph-properties fo:line-height="100%" fo:text-align="center" style:justify-single-word="false" style:writing-mode="lr-tb"/>
      <style:text-properties style:font-name="Sans-serif" fo:font-size="10pt" officeooo:rsid="025878b0" officeooo:paragraph-rsid="025878b0" style:font-size-asian="10pt" style:font-size-complex="10pt"/>
    </style:style>
    <style:style style:name="P95" style:family="paragraph" style:parent-style-name="Standard">
      <style:paragraph-properties fo:line-height="100%" fo:text-align="center" style:justify-single-word="false" style:writing-mode="lr-tb"/>
      <style:text-properties style:font-name="Sans-serif" fo:font-size="10pt" officeooo:rsid="02592b32" officeooo:paragraph-rsid="02592b32" style:font-size-asian="10pt" style:font-size-complex="10pt"/>
    </style:style>
    <style:style style:name="P96" style:family="paragraph" style:parent-style-name="Standard">
      <style:paragraph-properties fo:line-height="100%" fo:text-align="center" style:justify-single-word="false" style:writing-mode="lr-tb"/>
      <style:text-properties style:font-name="Sans-serif" fo:font-size="10pt" officeooo:rsid="025ea89f" officeooo:paragraph-rsid="025ea89f" style:font-size-asian="10pt" style:font-size-complex="10pt"/>
    </style:style>
    <style:style style:name="P97" style:family="paragraph" style:parent-style-name="Standard">
      <style:paragraph-properties fo:line-height="100%" fo:text-align="center" style:justify-single-word="false" style:writing-mode="lr-tb"/>
      <style:text-properties style:font-name="Sans-serif" fo:font-size="10pt" officeooo:rsid="026432a7" officeooo:paragraph-rsid="026432a7" style:font-size-asian="10pt" style:font-size-complex="10pt"/>
    </style:style>
    <style:style style:name="P98" style:family="paragraph" style:parent-style-name="Standard">
      <style:paragraph-properties fo:line-height="100%" fo:text-align="center" style:justify-single-word="false" style:writing-mode="lr-tb"/>
      <style:text-properties style:font-name="Sans-serif" fo:font-size="10pt" officeooo:rsid="02652762" officeooo:paragraph-rsid="02652762" style:font-size-asian="10pt" style:font-size-complex="10pt"/>
    </style:style>
    <style:style style:name="P99" style:family="paragraph" style:parent-style-name="Standard">
      <style:paragraph-properties fo:line-height="100%" fo:text-align="center" style:justify-single-word="false" style:writing-mode="lr-tb"/>
      <style:text-properties style:font-name="Sans-serif" fo:font-size="10pt" officeooo:rsid="026594ba" officeooo:paragraph-rsid="026594ba" style:font-size-asian="10pt" style:font-size-complex="10pt"/>
    </style:style>
    <style:style style:name="P100" style:family="paragraph" style:parent-style-name="Standard">
      <style:paragraph-properties fo:line-height="100%" fo:text-align="center" style:justify-single-word="false" style:writing-mode="lr-tb"/>
      <style:text-properties style:font-name="Sans-serif" fo:font-size="10pt" officeooo:rsid="026f3a05" officeooo:paragraph-rsid="026f3a05" style:font-size-asian="10pt" style:font-size-complex="10pt"/>
    </style:style>
    <style:style style:name="P101" style:family="paragraph" style:parent-style-name="Standard">
      <style:paragraph-properties fo:line-height="100%" fo:text-align="center" style:justify-single-word="false" style:writing-mode="lr-tb"/>
      <style:text-properties style:font-name="Sans-serif" fo:font-size="10pt" officeooo:rsid="0270f67a" officeooo:paragraph-rsid="0270f67a" style:font-size-asian="10pt" style:font-size-complex="10pt"/>
    </style:style>
    <style:style style:name="P102" style:family="paragraph" style:parent-style-name="Standard">
      <style:paragraph-properties fo:line-height="100%" fo:text-align="center" style:justify-single-word="false" style:writing-mode="lr-tb"/>
      <style:text-properties style:font-name="Sans-serif" fo:font-size="10pt" officeooo:rsid="02710bbb" officeooo:paragraph-rsid="02710bbb" style:font-size-asian="10pt" style:font-size-complex="10pt"/>
    </style:style>
    <style:style style:name="P103" style:family="paragraph" style:parent-style-name="Standard">
      <style:paragraph-properties fo:line-height="100%" fo:text-align="center" style:justify-single-word="false" style:writing-mode="lr-tb"/>
      <style:text-properties style:font-name="Sans-serif" fo:font-size="10pt" officeooo:rsid="02a1293e" officeooo:paragraph-rsid="02a1293e" style:font-size-asian="10pt" style:font-size-complex="10pt"/>
    </style:style>
    <style:style style:name="P104" style:family="paragraph" style:parent-style-name="Standard">
      <style:paragraph-properties fo:line-height="100%" fo:text-align="center" style:justify-single-word="false" style:writing-mode="lr-tb"/>
      <style:text-properties style:font-name="Sans-serif" fo:font-size="10pt" officeooo:rsid="02a20e9b" officeooo:paragraph-rsid="02a20e9b" style:font-size-asian="10pt" style:font-size-complex="10pt"/>
    </style:style>
    <style:style style:name="P105" style:family="paragraph" style:parent-style-name="Standard">
      <style:paragraph-properties fo:line-height="100%" fo:text-align="center" style:justify-single-word="false" style:writing-mode="lr-tb"/>
      <style:text-properties style:font-name="Sans-serif" fo:font-size="10pt" officeooo:rsid="028625d1" officeooo:paragraph-rsid="028625d1" style:font-size-asian="10pt" style:font-size-complex="10pt"/>
    </style:style>
    <style:style style:name="P106" style:family="paragraph" style:parent-style-name="Standard">
      <style:paragraph-properties fo:line-height="100%" fo:text-align="center" style:justify-single-word="false" style:writing-mode="lr-tb"/>
      <style:text-properties style:font-name="Sans-serif" fo:font-size="10pt" officeooo:rsid="02be33bf" officeooo:paragraph-rsid="02be33bf" style:font-size-asian="10pt" style:font-size-complex="10pt"/>
    </style:style>
    <style:style style:name="P107" style:family="paragraph" style:parent-style-name="Standard">
      <style:paragraph-properties fo:line-height="100%" fo:text-align="start" style:justify-single-word="false" fo:break-before="column" style:writing-mode="lr-tb"/>
      <style:text-properties style:font-name="Sans-serif" fo:font-size="10pt" officeooo:rsid="00ec2a7a" officeooo:paragraph-rsid="00ec2a7a" style:font-size-asian="10pt" style:font-size-complex="10pt"/>
    </style:style>
    <style:style style:name="P10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a2ac4" style:font-size-asian="9pt" style:font-size-complex="9pt"/>
    </style:style>
    <style:style style:name="P10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be018" style:font-size-asian="9pt" style:font-size-complex="9pt"/>
    </style:style>
    <style:style style:name="P11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51187a" style:font-size-asian="9pt" style:font-size-complex="9pt"/>
    </style:style>
    <style:style style:name="P11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53b2b2" style:font-size-asian="9pt" style:font-size-complex="9pt"/>
    </style:style>
    <style:style style:name="P11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e4dcc" style:font-size-asian="9pt" style:font-size-complex="9pt"/>
    </style:style>
    <style:style style:name="P11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79a8ec" style:font-size-asian="9pt" style:font-size-complex="9pt"/>
    </style:style>
    <style:style style:name="P11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7a2ac4" style:font-size-asian="9pt" style:font-size-complex="9pt"/>
    </style:style>
    <style:style style:name="P11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868432" style:font-size-asian="9pt" style:font-size-complex="9pt"/>
    </style:style>
    <style:style style:name="P11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dbfdad" style:font-size-asian="9pt" style:font-size-complex="9pt"/>
    </style:style>
    <style:style style:name="P11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dea19d" style:font-size-asian="9pt" style:font-size-complex="9pt"/>
    </style:style>
    <style:style style:name="P11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e97b0c" style:font-size-asian="9pt" style:font-size-complex="9pt"/>
    </style:style>
    <style:style style:name="P11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3bc1e" style:font-size-asian="9pt" style:font-size-complex="9pt"/>
    </style:style>
    <style:style style:name="P12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59873" style:font-size-asian="9pt" style:font-size-complex="9pt"/>
    </style:style>
    <style:style style:name="P12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1e60c3" style:font-size-asian="9pt" style:font-size-complex="9pt"/>
    </style:style>
    <style:style style:name="P12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d90b2" style:font-size-asian="9pt" style:font-size-complex="9pt"/>
    </style:style>
    <style:style style:name="P12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81eb" style:font-size-asian="9pt" style:font-size-complex="9pt"/>
    </style:style>
    <style:style style:name="P12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ae57" style:font-size-asian="9pt" style:font-size-complex="9pt"/>
    </style:style>
    <style:style style:name="P12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55a120" style:font-size-asian="9pt" style:font-weight-asian="bold" style:font-size-complex="9pt" style:font-weight-complex="bold"/>
    </style:style>
    <style:style style:name="P12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bed6fe" style:font-size-asian="9pt" style:font-weight-asian="bold" style:font-size-complex="9pt" style:font-weight-complex="bold"/>
    </style:style>
    <style:style style:name="P12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dbfdad" style:font-size-asian="9pt" style:font-weight-asian="bold" style:font-size-complex="9pt" style:font-weight-complex="bold"/>
    </style:style>
    <style:style style:name="P12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dea19d" style:font-size-asian="9pt" style:font-weight-asian="bold" style:font-size-complex="9pt" style:font-weight-complex="bold"/>
    </style:style>
    <style:style style:name="P12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e97b0c" style:font-size-asian="9pt" style:font-weight-asian="bold" style:font-size-complex="9pt" style:font-weight-complex="bold"/>
    </style:style>
    <style:style style:name="P13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03bc1e" style:font-size-asian="9pt" style:font-weight-asian="bold" style:font-size-complex="9pt" style:font-weight-complex="bold"/>
    </style:style>
    <style:style style:name="P13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1e60c3" style:font-size-asian="9pt" style:font-weight-asian="bold" style:font-size-complex="9pt" style:font-weight-complex="bold"/>
    </style:style>
    <style:style style:name="P13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8e4fa" style:font-size-asian="9pt" style:font-weight-asian="bold" style:font-size-complex="9pt" style:font-weight-complex="bold"/>
    </style:style>
    <style:style style:name="P13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a9a6d" style:font-size-asian="9pt" style:font-weight-asian="bold" style:font-size-complex="9pt" style:font-weight-complex="bold"/>
    </style:style>
    <style:style style:name="P13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c8b20" style:font-size-asian="9pt" style:font-weight-asian="bold" style:font-size-complex="9pt" style:font-weight-complex="bold"/>
    </style:style>
    <style:style style:name="P13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e0511" style:font-size-asian="9pt" style:font-weight-asian="bold" style:font-size-complex="9pt" style:font-weight-complex="bold"/>
    </style:style>
    <style:style style:name="P13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9a8ec" style:font-size-asian="9pt" style:font-size-complex="9pt"/>
    </style:style>
    <style:style style:name="P13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4be018" style:font-size-asian="9pt" style:font-size-complex="9pt"/>
    </style:style>
    <style:style style:name="P13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51187a" style:font-size-asian="9pt" style:font-size-complex="9pt"/>
    </style:style>
    <style:style style:name="P13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53b2b2" style:font-size-asian="9pt" style:font-size-complex="9pt"/>
    </style:style>
    <style:style style:name="P14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4e4dcc" style:font-size-asian="9pt" style:font-size-complex="9pt"/>
    </style:style>
    <style:style style:name="P14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868432" style:font-size-asian="9pt" style:font-size-complex="9pt"/>
    </style:style>
    <style:style style:name="P14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dbfdad" style:font-size-asian="9pt" style:font-size-complex="9pt"/>
    </style:style>
    <style:style style:name="P14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dea19d" style:font-size-asian="9pt" style:font-size-complex="9pt"/>
    </style:style>
    <style:style style:name="P14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e97b0c" style:font-size-asian="9pt" style:font-size-complex="9pt"/>
    </style:style>
    <style:style style:name="P14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e97b0c" style:font-size-asian="9pt" style:font-size-complex="9pt"/>
    </style:style>
    <style:style style:name="P14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3bc1e" style:font-size-asian="9pt" style:font-size-complex="9pt"/>
    </style:style>
    <style:style style:name="P14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3bc1e" style:font-size-asian="9pt" style:font-size-complex="9pt"/>
    </style:style>
    <style:style style:name="P14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59873" style:font-size-asian="9pt" style:font-size-complex="9pt"/>
    </style:style>
    <style:style style:name="P14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1e60c3" style:font-size-asian="9pt" style:font-size-complex="9pt"/>
    </style:style>
    <style:style style:name="P15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1e60c3" style:font-size-asian="9pt" style:font-size-complex="9pt"/>
    </style:style>
    <style:style style:name="P15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d90b2" style:font-size-asian="9pt" style:font-size-complex="9pt"/>
    </style:style>
    <style:style style:name="P15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81eb" style:font-size-asian="9pt" style:font-size-complex="9pt"/>
    </style:style>
    <style:style style:name="P15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ae57" style:font-size-asian="9pt" style:font-size-complex="9pt"/>
    </style:style>
    <style:style style:name="P15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153b2b2" style:font-size-asian="9pt" style:font-weight-asian="bold" style:font-size-complex="9pt" style:font-weight-complex="bold"/>
    </style:style>
    <style:style style:name="P15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1dbfdad" style:font-size-asian="9pt" style:font-weight-asian="bold" style:font-size-complex="9pt" style:font-weight-complex="bold"/>
    </style:style>
    <style:style style:name="P15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1dea19d" style:font-size-asian="9pt" style:font-weight-asian="bold" style:font-size-complex="9pt" style:font-weight-complex="bold"/>
    </style:style>
    <style:style style:name="P15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1e97b0c" style:font-size-asian="9pt" style:font-weight-asian="bold" style:font-size-complex="9pt" style:font-weight-complex="bold"/>
    </style:style>
    <style:style style:name="P1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203bc1e" style:font-size-asian="9pt" style:font-weight-asian="bold" style:font-size-complex="9pt" style:font-weight-complex="bold"/>
    </style:style>
    <style:style style:name="P1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53b2b2" officeooo:paragraph-rsid="021e60c3" style:font-size-asian="9pt" style:font-weight-asian="bold" style:font-size-complex="9pt" style:font-weight-complex="bold"/>
    </style:style>
    <style:style style:name="P1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afbe6f" style:font-size-asian="9pt" style:font-weight-asian="bold" style:font-size-complex="9pt" style:font-weight-complex="bold"/>
    </style:style>
    <style:style style:name="P1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09bab" style:font-size-asian="9pt" style:font-weight-asian="bold" style:font-size-complex="9pt" style:font-weight-complex="bold"/>
    </style:style>
    <style:style style:name="P1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bfdad" style:font-size-asian="9pt" style:font-weight-asian="bold" style:font-size-complex="9pt" style:font-weight-complex="bold"/>
    </style:style>
    <style:style style:name="P1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ea19d" style:font-size-asian="9pt" style:font-weight-asian="bold" style:font-size-complex="9pt" style:font-weight-complex="bold"/>
    </style:style>
    <style:style style:name="P1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e97b0c" style:font-size-asian="9pt" style:font-weight-asian="bold" style:font-size-complex="9pt" style:font-weight-complex="bold"/>
    </style:style>
    <style:style style:name="P1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203bc1e" style:font-size-asian="9pt" style:font-weight-asian="bold" style:font-size-complex="9pt" style:font-weight-complex="bold"/>
    </style:style>
    <style:style style:name="P16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21e60c3" style:font-size-asian="9pt" style:font-weight-asian="bold" style:font-size-complex="9pt" style:font-weight-complex="bold"/>
    </style:style>
    <style:style style:name="P16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53b2b2" style:font-size-asian="9pt" style:font-weight-asian="bold" style:font-size-complex="9pt" style:font-weight-complex="bold"/>
    </style:style>
    <style:style style:name="P16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afbe6f" style:font-size-asian="9pt" style:font-weight-asian="bold" style:font-size-complex="9pt" style:font-weight-complex="bold"/>
    </style:style>
    <style:style style:name="P169"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dbfdad" style:font-size-asian="9pt" style:font-weight-asian="bold" style:font-size-complex="9pt" style:font-weight-complex="bold"/>
    </style:style>
    <style:style style:name="P17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dbfdad" style:font-size-asian="9pt" style:font-weight-asian="bold" style:font-size-complex="9pt" style:font-weight-complex="bold"/>
    </style:style>
    <style:style style:name="P1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dea19d" style:font-size-asian="9pt" style:font-weight-asian="bold" style:font-size-complex="9pt" style:font-weight-complex="bold"/>
    </style:style>
    <style:style style:name="P17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dea19d" style:font-size-asian="9pt" style:font-weight-asian="bold" style:font-size-complex="9pt" style:font-weight-complex="bold"/>
    </style:style>
    <style:style style:name="P17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e97b0c" style:font-size-asian="9pt" style:font-weight-asian="bold" style:font-size-complex="9pt" style:font-weight-complex="bold"/>
    </style:style>
    <style:style style:name="P17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e97b0c" style:font-size-asian="9pt" style:font-weight-asian="bold" style:font-size-complex="9pt" style:font-weight-complex="bold"/>
    </style:style>
    <style:style style:name="P17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203bc1e" style:font-size-asian="9pt" style:font-weight-asian="bold" style:font-size-complex="9pt" style:font-weight-complex="bold"/>
    </style:style>
    <style:style style:name="P17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203bc1e" style:font-size-asian="9pt" style:font-weight-asian="bold" style:font-size-complex="9pt" style:font-weight-complex="bold"/>
    </style:style>
    <style:style style:name="P17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21e60c3" style:font-size-asian="9pt" style:font-weight-asian="bold" style:font-size-complex="9pt" style:font-weight-complex="bold"/>
    </style:style>
    <style:style style:name="P17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21e60c3" style:font-size-asian="9pt" style:font-weight-asian="bold" style:font-size-complex="9pt" style:font-weight-complex="bold"/>
    </style:style>
    <style:style style:name="P179" style:family="paragraph" style:parent-style-name="Table_20_Contents">
      <style:paragraph-properties fo:text-align="end" style:justify-single-word="false"/>
      <style:text-properties style:font-name="Sans-serif" fo:font-size="10pt" officeooo:rsid="00f64cea" officeooo:paragraph-rsid="00f64cea" style:font-size-asian="10pt" style:font-size-complex="10pt"/>
    </style:style>
    <style:style style:name="P180" style:family="paragraph" style:parent-style-name="Table_20_Contents">
      <style:paragraph-properties fo:text-align="end" style:justify-single-word="false"/>
      <style:text-properties style:font-name="Sans-serif" fo:font-size="10pt" officeooo:rsid="00f64cea" officeooo:paragraph-rsid="010a2e89" style:font-size-asian="10pt" style:font-size-complex="10pt"/>
    </style:style>
    <style:style style:name="P181" style:family="paragraph" style:parent-style-name="Table_20_Contents">
      <style:paragraph-properties fo:text-align="end" style:justify-single-word="false"/>
      <style:text-properties style:font-name="Sans-serif" fo:font-size="10pt" officeooo:rsid="00f64cea" officeooo:paragraph-rsid="012b6ffa" style:font-size-asian="10pt" style:font-size-complex="10pt"/>
    </style:style>
    <style:style style:name="P182" style:family="paragraph" style:parent-style-name="Table_20_Contents">
      <style:paragraph-properties fo:text-align="end" style:justify-single-word="false"/>
      <style:text-properties style:font-name="Sans-serif" fo:font-size="10pt" officeooo:rsid="00f64cea" officeooo:paragraph-rsid="01e97b0c" style:font-size-asian="10pt" style:font-size-complex="10pt"/>
    </style:style>
    <style:style style:name="P183" style:family="paragraph" style:parent-style-name="Table_20_Contents">
      <style:paragraph-properties fo:text-align="end" style:justify-single-word="false"/>
      <style:text-properties style:font-name="Sans-serif" fo:font-size="10pt" officeooo:rsid="00f64cea" officeooo:paragraph-rsid="0203bc1e" style:font-size-asian="10pt" style:font-size-complex="10pt"/>
    </style:style>
    <style:style style:name="P184" style:family="paragraph" style:parent-style-name="Table_20_Contents">
      <style:paragraph-properties fo:text-align="end" style:justify-single-word="false"/>
      <style:text-properties style:font-name="Sans-serif" fo:font-size="10pt" officeooo:rsid="00f64cea" officeooo:paragraph-rsid="021e60c3" style:font-size-asian="10pt" style:font-size-complex="10pt"/>
    </style:style>
    <style:style style:name="P185" style:family="paragraph" style:parent-style-name="Table_20_Contents">
      <style:paragraph-properties fo:text-align="start" style:justify-single-word="false"/>
      <style:text-properties style:font-name="Sans-serif" fo:font-size="10pt" officeooo:rsid="01157ade" officeooo:paragraph-rsid="01157ade" style:font-size-asian="10pt" style:font-size-complex="10pt"/>
    </style:style>
    <style:style style:name="P186" style:family="paragraph" style:parent-style-name="Table_20_Contents">
      <style:paragraph-properties fo:text-align="start" style:justify-single-word="false"/>
      <style:text-properties style:font-name="Sans-serif" fo:font-size="10pt" officeooo:rsid="01157ade" officeooo:paragraph-rsid="012b6ffa" style:font-size-asian="10pt" style:font-size-complex="10pt"/>
    </style:style>
    <style:style style:name="P187" style:family="paragraph" style:parent-style-name="Table_20_Contents">
      <style:paragraph-properties fo:text-align="start" style:justify-single-word="false"/>
      <style:text-properties style:font-name="Sans-serif" fo:font-size="10pt" officeooo:rsid="01157ade" officeooo:paragraph-rsid="01e97b0c" style:font-size-asian="10pt" style:font-size-complex="10pt"/>
    </style:style>
    <style:style style:name="P188" style:family="paragraph" style:parent-style-name="Table_20_Contents">
      <style:paragraph-properties fo:text-align="start" style:justify-single-word="false"/>
      <style:text-properties style:font-name="Sans-serif" fo:font-size="10pt" officeooo:rsid="01157ade" officeooo:paragraph-rsid="0203bc1e" style:font-size-asian="10pt" style:font-size-complex="10pt"/>
    </style:style>
    <style:style style:name="P189" style:family="paragraph" style:parent-style-name="Table_20_Contents">
      <style:paragraph-properties fo:text-align="start" style:justify-single-word="false"/>
      <style:text-properties style:font-name="Sans-serif" fo:font-size="10pt" officeooo:rsid="01157ade" officeooo:paragraph-rsid="021e60c3" style:font-size-asian="10pt" style:font-size-complex="10pt"/>
    </style:style>
    <style:style style:name="P190" style:family="paragraph" style:parent-style-name="Table_20_Contents">
      <style:paragraph-properties fo:text-align="start" style:justify-single-word="false"/>
      <style:text-properties style:font-name="Sans-serif" fo:font-size="10pt" officeooo:rsid="01157ade" officeooo:paragraph-rsid="02a1293e" style:font-size-asian="10pt" style:font-size-complex="10pt"/>
    </style:style>
    <style:style style:name="P191" style:family="paragraph" style:parent-style-name="Table_20_Contents">
      <style:paragraph-properties fo:text-align="start" style:justify-single-word="false"/>
      <style:text-properties style:font-name="Sans-serif" fo:font-size="10pt" officeooo:rsid="011746bc" officeooo:paragraph-rsid="011746bc" style:font-size-asian="10pt" style:font-size-complex="10pt"/>
    </style:style>
    <style:style style:name="P192" style:family="paragraph" style:parent-style-name="Table_20_Contents">
      <style:paragraph-properties fo:text-align="start" style:justify-single-word="false"/>
      <style:text-properties style:font-name="Sans-serif" fo:font-size="10pt" officeooo:rsid="011746bc" officeooo:paragraph-rsid="012b6ffa" style:font-size-asian="10pt" style:font-size-complex="10pt"/>
    </style:style>
    <style:style style:name="P193" style:family="paragraph" style:parent-style-name="Table_20_Contents">
      <style:paragraph-properties fo:text-align="start" style:justify-single-word="false"/>
      <style:text-properties style:font-name="Sans-serif" fo:font-size="10pt" officeooo:rsid="011746bc" officeooo:paragraph-rsid="01e97b0c" style:font-size-asian="10pt" style:font-size-complex="10pt"/>
    </style:style>
    <style:style style:name="P194" style:family="paragraph" style:parent-style-name="Table_20_Contents">
      <style:paragraph-properties fo:text-align="start" style:justify-single-word="false"/>
      <style:text-properties style:font-name="Sans-serif" fo:font-size="10pt" officeooo:rsid="011746bc" officeooo:paragraph-rsid="0203bc1e" style:font-size-asian="10pt" style:font-size-complex="10pt"/>
    </style:style>
    <style:style style:name="P195" style:family="paragraph" style:parent-style-name="Table_20_Contents">
      <style:paragraph-properties fo:text-align="start" style:justify-single-word="false"/>
      <style:text-properties style:font-name="Sans-serif" fo:font-size="10pt" officeooo:rsid="011746bc" officeooo:paragraph-rsid="021e60c3" style:font-size-asian="10pt" style:font-size-complex="10pt"/>
    </style:style>
    <style:style style:name="P196" style:family="paragraph" style:parent-style-name="Table_20_Contents">
      <style:paragraph-properties fo:text-align="start" style:justify-single-word="false"/>
      <style:text-properties style:font-name="Sans-serif" fo:font-size="10pt" officeooo:rsid="0118f07b" officeooo:paragraph-rsid="0118f07b" style:font-size-asian="10pt" style:font-size-complex="10pt"/>
    </style:style>
    <style:style style:name="P197" style:family="paragraph" style:parent-style-name="Table_20_Contents">
      <style:paragraph-properties fo:text-align="start" style:justify-single-word="false"/>
      <style:text-properties style:font-name="Sans-serif" fo:font-size="10pt" officeooo:rsid="0118f07b" officeooo:paragraph-rsid="012b6ffa" style:font-size-asian="10pt" style:font-size-complex="10pt"/>
    </style:style>
    <style:style style:name="P198" style:family="paragraph" style:parent-style-name="Table_20_Contents">
      <style:paragraph-properties fo:text-align="start" style:justify-single-word="false"/>
      <style:text-properties style:font-name="Sans-serif" fo:font-size="10pt" officeooo:rsid="0118f07b" officeooo:paragraph-rsid="01e97b0c" style:font-size-asian="10pt" style:font-size-complex="10pt"/>
    </style:style>
    <style:style style:name="P199" style:family="paragraph" style:parent-style-name="Table_20_Contents">
      <style:paragraph-properties fo:text-align="start" style:justify-single-word="false"/>
      <style:text-properties style:font-name="Sans-serif" fo:font-size="10pt" officeooo:rsid="0118f07b" officeooo:paragraph-rsid="0203bc1e" style:font-size-asian="10pt" style:font-size-complex="10pt"/>
    </style:style>
    <style:style style:name="P200" style:family="paragraph" style:parent-style-name="Table_20_Contents">
      <style:paragraph-properties fo:text-align="start" style:justify-single-word="false"/>
      <style:text-properties style:font-name="Sans-serif" fo:font-size="10pt" officeooo:rsid="0118f07b" officeooo:paragraph-rsid="021e60c3" style:font-size-asian="10pt" style:font-size-complex="10pt"/>
    </style:style>
    <style:style style:name="P201" style:family="paragraph" style:parent-style-name="Table_20_Contents">
      <style:paragraph-properties fo:text-align="start" style:justify-single-word="false"/>
      <style:text-properties style:font-name="Sans-serif" fo:font-size="10pt" officeooo:rsid="00f747fb" officeooo:paragraph-rsid="00f747fb" style:font-size-asian="10pt" style:font-size-complex="10pt"/>
    </style:style>
    <style:style style:name="P202" style:family="paragraph" style:parent-style-name="Table_20_Contents">
      <style:paragraph-properties fo:text-align="start" style:justify-single-word="false"/>
      <style:text-properties style:font-name="Sans-serif" fo:font-size="10pt" officeooo:rsid="00f9f669" officeooo:paragraph-rsid="00f9f669" style:font-size-asian="10pt" style:font-size-complex="10pt"/>
    </style:style>
    <style:style style:name="P203" style:family="paragraph" style:parent-style-name="Table_20_Contents">
      <style:paragraph-properties fo:text-align="start" style:justify-single-word="false"/>
      <style:text-properties style:font-name="Sans-serif" fo:font-size="10pt" officeooo:rsid="00fe5049" officeooo:paragraph-rsid="00fe5049" style:font-size-asian="10pt" style:font-size-complex="10pt"/>
    </style:style>
    <style:style style:name="P204" style:family="paragraph" style:parent-style-name="Table_20_Contents">
      <style:paragraph-properties fo:text-align="start" style:justify-single-word="false"/>
      <style:text-properties style:font-name="Sans-serif" fo:font-size="10pt" officeooo:rsid="010198f0" officeooo:paragraph-rsid="010198f0" style:font-size-asian="10pt" style:font-size-complex="10pt"/>
    </style:style>
    <style:style style:name="P205" style:family="paragraph" style:parent-style-name="Table_20_Contents">
      <style:paragraph-properties fo:text-align="start" style:justify-single-word="false"/>
      <style:text-properties style:font-name="Sans-serif" fo:font-size="10pt" officeooo:rsid="01204516" officeooo:paragraph-rsid="01204516" style:font-size-asian="10pt" style:font-size-complex="10pt"/>
    </style:style>
    <style:style style:name="P206" style:family="paragraph" style:parent-style-name="Table_20_Contents">
      <style:paragraph-properties fo:text-align="start" style:justify-single-word="false"/>
      <style:text-properties style:font-name="Sans-serif" fo:font-size="10pt" officeooo:rsid="0101d379" officeooo:paragraph-rsid="0101d379" style:font-size-asian="10pt" style:font-size-complex="10pt"/>
    </style:style>
    <style:style style:name="P207" style:family="paragraph" style:parent-style-name="Table_20_Contents">
      <style:paragraph-properties fo:text-align="start" style:justify-single-word="false"/>
      <style:text-properties style:font-name="Sans-serif" fo:font-size="10pt" officeooo:rsid="010343e8" officeooo:paragraph-rsid="010343e8" style:font-size-asian="10pt" style:font-size-complex="10pt"/>
    </style:style>
    <style:style style:name="P208" style:family="paragraph" style:parent-style-name="Table_20_Contents">
      <style:paragraph-properties fo:text-align="start" style:justify-single-word="false"/>
      <style:text-properties style:font-name="Sans-serif" fo:font-size="10pt" officeooo:rsid="024ea8ef" officeooo:paragraph-rsid="024ea8ef" style:font-size-asian="10pt" style:font-size-complex="10pt"/>
    </style:style>
    <style:style style:name="P209" style:family="paragraph" style:parent-style-name="Table_20_Contents">
      <style:paragraph-properties fo:text-align="start" style:justify-single-word="false"/>
      <style:text-properties style:font-name="Sans-serif" fo:font-size="10pt" officeooo:rsid="0252bcf5" officeooo:paragraph-rsid="0252bcf5" style:font-size-asian="10pt" style:font-size-complex="10pt"/>
    </style:style>
    <style:style style:name="P210" style:family="paragraph" style:parent-style-name="Table_20_Contents">
      <style:paragraph-properties fo:text-align="start" style:justify-single-word="false"/>
      <style:text-properties style:font-name="Sans-serif" fo:font-size="10pt" officeooo:rsid="025878b0" officeooo:paragraph-rsid="025878b0" style:font-size-asian="10pt" style:font-size-complex="10pt"/>
    </style:style>
    <style:style style:name="P211" style:family="paragraph" style:parent-style-name="Table_20_Contents">
      <style:paragraph-properties fo:text-align="start" style:justify-single-word="false"/>
      <style:text-properties style:font-name="Sans-serif" fo:font-size="10pt" officeooo:rsid="02592b32" officeooo:paragraph-rsid="02592b32" style:font-size-asian="10pt" style:font-size-complex="10pt"/>
    </style:style>
    <style:style style:name="P212" style:family="paragraph" style:parent-style-name="Table_20_Contents">
      <style:paragraph-properties fo:text-align="start" style:justify-single-word="false"/>
      <style:text-properties style:font-name="Sans-serif" fo:font-size="10pt" officeooo:rsid="026dcbba" officeooo:paragraph-rsid="026dcbba" style:font-size-asian="10pt" style:font-size-complex="10pt"/>
    </style:style>
    <style:style style:name="P213" style:family="paragraph" style:parent-style-name="Table_20_Contents">
      <style:paragraph-properties fo:text-align="start" style:justify-single-word="false"/>
      <style:text-properties style:font-name="Sans-serif" fo:font-size="10pt" officeooo:rsid="02a20e9b" officeooo:paragraph-rsid="02a20e9b" style:font-size-asian="10pt" style:font-size-complex="10pt"/>
    </style:style>
    <style:style style:name="P214" style:family="paragraph" style:parent-style-name="Heading_20_3">
      <style:text-properties style:font-name="Sans-serif" officeooo:rsid="011e1831" officeooo:paragraph-rsid="011e1831"/>
    </style:style>
    <style:style style:name="P215" style:family="paragraph" style:parent-style-name="Heading_20_3">
      <style:text-properties style:font-name="Sans-serif" officeooo:rsid="011f3b01" officeooo:paragraph-rsid="011f3b01"/>
    </style:style>
    <style:style style:name="P216" style:family="paragraph" style:parent-style-name="Heading_20_3">
      <style:text-properties style:font-name="Sans-serif" officeooo:rsid="011f3b01" officeooo:paragraph-rsid="012b6ffa"/>
    </style:style>
    <style:style style:name="P217" style:family="paragraph" style:parent-style-name="Heading_20_3">
      <style:text-properties style:font-name="Sans-serif" officeooo:rsid="011f3b01" officeooo:paragraph-rsid="01e97b0c"/>
    </style:style>
    <style:style style:name="P218" style:family="paragraph" style:parent-style-name="Heading_20_3">
      <style:text-properties style:font-name="Sans-serif" officeooo:rsid="011f3b01" officeooo:paragraph-rsid="0203bc1e"/>
    </style:style>
    <style:style style:name="P219" style:family="paragraph" style:parent-style-name="Heading_20_3">
      <style:text-properties style:font-name="Sans-serif" officeooo:rsid="011f3b01" officeooo:paragraph-rsid="021e60c3"/>
    </style:style>
    <style:style style:name="P220" style:family="paragraph" style:parent-style-name="Heading_20_3">
      <style:text-properties style:font-name="Sans-serif" officeooo:paragraph-rsid="012b6ffa"/>
    </style:style>
    <style:style style:name="P221" style:family="paragraph" style:parent-style-name="Heading_20_3">
      <style:text-properties style:font-name="Sans-serif" officeooo:rsid="0146835d" officeooo:paragraph-rsid="0146835d"/>
    </style:style>
    <style:style style:name="P222" style:family="paragraph" style:parent-style-name="Heading_20_3">
      <style:text-properties style:font-name="Sans-serif" officeooo:rsid="0146835d" officeooo:paragraph-rsid="0179a8ec"/>
    </style:style>
    <style:style style:name="P223" style:family="paragraph" style:parent-style-name="Heading_20_3">
      <style:text-properties style:font-name="Sans-serif" officeooo:rsid="0146835d" officeooo:paragraph-rsid="01868432"/>
    </style:style>
    <style:style style:name="P224" style:family="paragraph" style:parent-style-name="Heading_20_3">
      <style:text-properties style:font-name="Sans-serif" officeooo:rsid="0146835d" officeooo:paragraph-rsid="01e97b0c"/>
    </style:style>
    <style:style style:name="P225" style:family="paragraph" style:parent-style-name="Heading_20_3">
      <style:text-properties style:font-name="Sans-serif" officeooo:rsid="0146835d" officeooo:paragraph-rsid="0203bc1e"/>
    </style:style>
    <style:style style:name="P226" style:family="paragraph" style:parent-style-name="Heading_20_3">
      <style:text-properties style:font-name="Sans-serif" officeooo:rsid="0146835d" officeooo:paragraph-rsid="021e60c3"/>
    </style:style>
    <style:style style:name="P227" style:family="paragraph" style:parent-style-name="Heading_20_3">
      <style:text-properties style:font-name="Sans-serif" officeooo:rsid="014a149e" officeooo:paragraph-rsid="0146835d"/>
    </style:style>
    <style:style style:name="P228" style:family="paragraph" style:parent-style-name="Heading_20_3">
      <style:text-properties style:font-name="Sans-serif" officeooo:paragraph-rsid="01e97b0c"/>
    </style:style>
    <style:style style:name="P229" style:family="paragraph" style:parent-style-name="Heading_20_3">
      <style:text-properties style:font-name="Sans-serif" officeooo:paragraph-rsid="0203bc1e"/>
    </style:style>
    <style:style style:name="P230" style:family="paragraph" style:parent-style-name="Heading_20_3">
      <style:text-properties style:font-name="Sans-serif" officeooo:paragraph-rsid="021e60c3"/>
    </style:style>
    <style:style style:name="P231" style:family="paragraph" style:parent-style-name="Heading_20_3">
      <style:text-properties officeooo:paragraph-rsid="01245123"/>
    </style:style>
    <style:style style:name="P232" style:family="paragraph" style:parent-style-name="Heading_20_3">
      <style:paragraph-properties fo:break-before="column"/>
      <style:text-properties style:font-name="Sans-serif" officeooo:rsid="014a149e" officeooo:paragraph-rsid="0146835d"/>
    </style:style>
    <style:style style:name="P233" style:family="paragraph" style:parent-style-name="Heading_20_3">
      <style:paragraph-properties fo:break-before="column"/>
      <style:text-properties style:font-name="Sans-serif" officeooo:rsid="011e1831" officeooo:paragraph-rsid="011e1831"/>
    </style:style>
    <style:style style:name="P234" style:family="paragraph" style:parent-style-name="Heading_20_3">
      <style:paragraph-properties fo:break-before="column"/>
      <style:text-properties style:font-name="Sans-serif" officeooo:paragraph-rsid="012b6ffa"/>
    </style:style>
    <style:style style:name="P235" style:family="paragraph" style:parent-style-name="Heading_20_3">
      <style:paragraph-properties fo:break-before="column"/>
      <style:text-properties style:font-name="Sans-serif" officeooo:paragraph-rsid="01e97b0c"/>
    </style:style>
    <style:style style:name="P236" style:family="paragraph" style:parent-style-name="Heading_20_3">
      <style:paragraph-properties fo:break-before="column"/>
      <style:text-properties style:font-name="Sans-serif" officeooo:paragraph-rsid="0203bc1e"/>
    </style:style>
    <style:style style:name="P237" style:family="paragraph" style:parent-style-name="Heading_20_3">
      <style:paragraph-properties fo:break-before="column"/>
      <style:text-properties style:font-name="Sans-serif" officeooo:paragraph-rsid="021e60c3"/>
    </style:style>
    <style:style style:name="T1" style:family="text">
      <style:text-properties fo:font-weight="bold" style:font-weight-asian="bold" style:font-weight-complex="bold"/>
    </style:style>
    <style:style style:name="T2" style:family="text">
      <style:text-properties fo:font-weight="bold" officeooo:rsid="00bbaccf" style:font-weight-asian="bold" style:font-weight-complex="bold"/>
    </style:style>
    <style:style style:name="T3" style:family="text">
      <style:text-properties fo:font-weight="bold" officeooo:rsid="0069adf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7b7d15" style:font-style-asian="italic" style:font-style-complex="italic"/>
    </style:style>
    <style:style style:name="T6" style:family="text">
      <style:text-properties fo:font-style="italic" officeooo:rsid="017e0197" style:font-style-asian="italic" style:font-style-complex="italic"/>
    </style:style>
    <style:style style:name="T7" style:family="text">
      <style:text-properties fo:font-style="italic" officeooo:rsid="0293c973" style:font-style-asian="italic" style:font-style-complex="italic"/>
    </style:style>
    <style:style style:name="T8" style:family="text">
      <style:text-properties fo:font-style="italic" officeooo:rsid="0146835d" style:font-style-asian="italic" style:font-style-complex="italic"/>
    </style:style>
    <style:style style:name="T9" style:family="text">
      <style:text-properties fo:font-style="italic" fo:font-weight="normal" officeooo:rsid="016486f3" style:font-style-asian="italic" style:font-weight-asian="normal" style:font-style-complex="italic" style:font-weight-complex="normal"/>
    </style:style>
    <style:style style:name="T10" style:family="text">
      <style:text-properties fo:font-style="italic" fo:font-weight="normal" officeooo:rsid="0166ea6b" style:font-style-asian="italic" style:font-weight-asian="normal" style:font-style-complex="italic" style:font-weight-complex="normal"/>
    </style:style>
    <style:style style:name="T11" style:family="text">
      <style:text-properties fo:font-style="italic" fo:font-weight="normal" officeooo:rsid="01cc6557"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146835d" style:font-weight-asian="normal" style:font-weight-complex="normal"/>
    </style:style>
    <style:style style:name="T14" style:family="text">
      <style:text-properties fo:font-weight="normal" officeooo:rsid="0076a180" style:font-weight-asian="normal" style:font-weight-complex="normal"/>
    </style:style>
    <style:style style:name="T15" style:family="text">
      <style:text-properties fo:font-weight="normal" officeooo:rsid="014ee711" style:font-weight-asian="normal" style:font-weight-complex="normal"/>
    </style:style>
    <style:style style:name="T16" style:family="text">
      <style:text-properties fo:font-weight="normal" officeooo:rsid="01528dfb" style:font-weight-asian="normal" style:font-weight-complex="normal"/>
    </style:style>
    <style:style style:name="T17" style:family="text">
      <style:text-properties fo:font-weight="normal" officeooo:rsid="0152a083" style:font-weight-asian="normal" style:font-weight-complex="normal"/>
    </style:style>
    <style:style style:name="T18" style:family="text">
      <style:text-properties fo:font-weight="normal" officeooo:rsid="01567c33" style:font-weight-asian="normal" style:font-weight-complex="normal"/>
    </style:style>
    <style:style style:name="T19" style:family="text">
      <style:text-properties fo:font-weight="normal" officeooo:rsid="01572012" style:font-weight-asian="normal" style:font-weight-complex="normal"/>
    </style:style>
    <style:style style:name="T20" style:family="text">
      <style:text-properties fo:font-weight="normal" officeooo:rsid="0157da63" style:font-weight-asian="normal" style:font-weight-complex="normal"/>
    </style:style>
    <style:style style:name="T21" style:family="text">
      <style:text-properties fo:font-weight="normal" officeooo:rsid="0163ac40" style:font-weight-asian="normal" style:font-weight-complex="normal"/>
    </style:style>
    <style:style style:name="T22" style:family="text">
      <style:text-properties fo:font-weight="normal" officeooo:rsid="01656129" style:font-weight-asian="normal" style:font-weight-complex="normal"/>
    </style:style>
    <style:style style:name="T23" style:family="text">
      <style:text-properties fo:font-weight="normal" officeooo:rsid="0167b17e" style:font-weight-asian="normal" style:font-weight-complex="normal"/>
    </style:style>
    <style:style style:name="T24" style:family="text">
      <style:text-properties fo:font-weight="normal" officeooo:rsid="019aabd8" style:font-weight-asian="normal" style:font-weight-complex="normal"/>
    </style:style>
    <style:style style:name="T25" style:family="text">
      <style:text-properties fo:font-weight="normal" officeooo:rsid="019fe37b" style:font-weight-asian="normal" style:font-weight-complex="normal"/>
    </style:style>
    <style:style style:name="T26" style:family="text">
      <style:text-properties fo:font-weight="normal" officeooo:rsid="01a06fe6" style:font-weight-asian="normal" style:font-weight-complex="normal"/>
    </style:style>
    <style:style style:name="T27" style:family="text">
      <style:text-properties fo:font-weight="normal" officeooo:rsid="01a13b40" style:font-weight-asian="normal" style:font-weight-complex="normal"/>
    </style:style>
    <style:style style:name="T28" style:family="text">
      <style:text-properties fo:font-weight="normal" officeooo:rsid="01b2e3d7" style:font-weight-asian="normal" style:font-weight-complex="normal"/>
    </style:style>
    <style:style style:name="T29" style:family="text">
      <style:text-properties fo:font-weight="normal" officeooo:rsid="01bb7682" style:font-weight-asian="normal" style:font-weight-complex="normal"/>
    </style:style>
    <style:style style:name="T30" style:family="text">
      <style:text-properties fo:font-weight="normal" officeooo:rsid="01c82b1f" style:font-weight-asian="normal" style:font-weight-complex="normal"/>
    </style:style>
    <style:style style:name="T31" style:family="text">
      <style:text-properties fo:font-weight="normal" officeooo:rsid="01cfb90a" style:font-weight-asian="normal" style:font-weight-complex="normal"/>
    </style:style>
    <style:style style:name="T32" style:family="text">
      <style:text-properties fo:font-weight="normal" officeooo:rsid="01d7a9f2" style:font-weight-asian="normal" style:font-weight-complex="normal"/>
    </style:style>
    <style:style style:name="T33" style:family="text">
      <style:text-properties fo:font-weight="normal" officeooo:rsid="01e222bc" style:font-weight-asian="normal" style:font-weight-complex="normal"/>
    </style:style>
    <style:style style:name="T34" style:family="text">
      <style:text-properties fo:font-weight="normal" officeooo:rsid="02424ed9" style:font-weight-asian="normal" style:font-weight-complex="normal"/>
    </style:style>
    <style:style style:name="T35" style:family="text">
      <style:text-properties officeooo:rsid="00ec2a7a"/>
    </style:style>
    <style:style style:name="T36" style:family="text">
      <style:text-properties officeooo:rsid="00edc58f"/>
    </style:style>
    <style:style style:name="T37" style:family="text">
      <style:text-properties officeooo:rsid="00ee9bc3"/>
    </style:style>
    <style:style style:name="T38" style:family="text">
      <style:text-properties officeooo:rsid="00f083de"/>
    </style:style>
    <style:style style:name="T39" style:family="text">
      <style:text-properties officeooo:rsid="00f329c1"/>
    </style:style>
    <style:style style:name="T40" style:family="text">
      <style:text-properties officeooo:rsid="00f747fb"/>
    </style:style>
    <style:style style:name="T41" style:family="text">
      <style:text-properties officeooo:rsid="00fa1cf3"/>
    </style:style>
    <style:style style:name="T42" style:family="text">
      <style:text-properties officeooo:rsid="010529a0"/>
    </style:style>
    <style:style style:name="T43" style:family="text">
      <style:text-properties officeooo:rsid="0107db41"/>
    </style:style>
    <style:style style:name="T44" style:family="text">
      <style:text-properties officeooo:rsid="0108a909"/>
    </style:style>
    <style:style style:name="T45" style:family="text">
      <style:text-properties officeooo:rsid="010a2e89"/>
    </style:style>
    <style:style style:name="T46" style:family="text">
      <style:text-properties style:font-name="Sans-serif" officeooo:rsid="0146835d"/>
    </style:style>
    <style:style style:name="T47" style:family="text">
      <style:text-properties style:font-name="Sans-serif" officeooo:rsid="01245123"/>
    </style:style>
    <style:style style:name="T48" style:family="text">
      <style:text-properties style:font-name="Sans-serif" fo:font-size="9pt" fo:font-weight="normal" officeooo:rsid="0146835d" style:font-size-asian="9pt" style:font-weight-asian="normal" style:font-size-complex="9pt" style:font-weight-complex="normal"/>
    </style:style>
    <style:style style:name="T49" style:family="text">
      <style:text-properties style:font-name="Sans-serif" fo:font-size="9pt" fo:font-style="italic" fo:font-weight="normal" officeooo:rsid="016486f3" style:font-size-asian="9pt" style:font-style-asian="italic" style:font-weight-asian="normal" style:font-size-complex="9pt" style:font-style-complex="italic" style:font-weight-complex="normal"/>
    </style:style>
    <style:style style:name="T50"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51" style:family="text">
      <style:text-properties style:font-name="Sans-serif" fo:font-size="9pt" fo:font-style="normal" fo:font-weight="normal" officeooo:rsid="0166ea6b" style:font-size-asian="9pt" style:font-style-asian="normal" style:font-weight-asian="normal" style:font-size-complex="9pt" style:font-style-complex="normal" style:font-weight-complex="normal"/>
    </style:style>
    <style:style style:name="T52" style:family="text">
      <style:text-properties style:font-name="Sans-serif" fo:font-size="9pt" fo:font-style="normal" fo:font-weight="normal" officeooo:rsid="016486f3" style:font-size-asian="9pt" style:font-style-asian="normal" style:font-weight-asian="normal" style:font-size-complex="9pt" style:font-style-complex="normal" style:font-weight-complex="normal"/>
    </style:style>
    <style:style style:name="T53" style:family="text">
      <style:text-properties style:font-name="Sans-serif" fo:font-size="9pt" fo:font-style="normal" fo:font-weight="normal" officeooo:rsid="01abaffe" style:font-size-asian="9pt" style:font-style-asian="normal" style:font-weight-asian="normal" style:font-size-complex="9pt" style:font-style-complex="normal" style:font-weight-complex="normal"/>
    </style:style>
    <style:style style:name="T54" style:family="text">
      <style:text-properties style:font-name="Sans-serif" fo:font-size="9pt" fo:font-style="normal" fo:font-weight="normal" officeooo:rsid="01666320" style:font-size-asian="9pt" style:font-style-asian="normal" style:font-weight-asian="normal" style:font-size-complex="9pt" style:font-style-complex="normal" style:font-weight-complex="normal"/>
    </style:style>
    <style:style style:name="T55" style:family="text">
      <style:text-properties style:font-name="Sans-serif" fo:font-size="9pt" fo:font-style="normal" fo:font-weight="normal" officeooo:rsid="01b6b107" style:font-size-asian="9pt" style:font-style-asian="normal" style:font-weight-asian="normal" style:font-size-complex="9pt" style:font-style-complex="normal" style:font-weight-complex="normal"/>
    </style:style>
    <style:style style:name="T56" style:family="text">
      <style:text-properties style:font-name="Sans-serif" fo:font-size="9pt" fo:font-style="normal" fo:font-weight="normal" officeooo:rsid="01b833a9" style:font-size-asian="9pt" style:font-style-asian="normal" style:font-weight-asian="normal" style:font-size-complex="9pt" style:font-style-complex="normal" style:font-weight-complex="normal"/>
    </style:style>
    <style:style style:name="T57" style:family="text">
      <style:text-properties style:font-name="Sans-serif" fo:font-size="9pt" fo:font-style="normal" fo:font-weight="normal" officeooo:rsid="0167b17e" style:font-size-asian="9pt" style:font-style-asian="normal" style:font-weight-asian="normal" style:font-size-complex="9pt" style:font-style-complex="normal" style:font-weight-complex="normal"/>
    </style:style>
    <style:style style:name="T58" style:family="text">
      <style:text-properties style:font-name="Sans-serif" fo:font-size="9pt" fo:font-style="normal" fo:font-weight="normal" officeooo:rsid="01b8fd50" style:font-size-asian="9pt" style:font-style-asian="normal" style:font-weight-asian="normal" style:font-size-complex="9pt" style:font-style-complex="normal" style:font-weight-complex="normal"/>
    </style:style>
    <style:style style:name="T59" style:family="text">
      <style:text-properties style:font-name="Sans-serif" fo:font-size="9pt" fo:font-style="normal" fo:font-weight="normal" officeooo:rsid="01b9aaf3" style:font-size-asian="9pt" style:font-style-asian="normal" style:font-weight-asian="normal" style:font-size-complex="9pt" style:font-style-complex="normal" style:font-weight-complex="normal"/>
    </style:style>
    <style:style style:name="T60" style:family="text">
      <style:text-properties style:font-name="Sans-serif" fo:font-size="9pt" fo:font-style="normal" fo:font-weight="normal" officeooo:rsid="01db3fae" style:font-size-asian="9pt" style:font-style-asian="normal" style:font-weight-asian="normal" style:font-size-complex="9pt" style:font-style-complex="normal" style:font-weight-complex="normal"/>
    </style:style>
    <style:style style:name="T61" style:family="text">
      <style:text-properties style:font-name="Sans-serif" fo:font-size="9pt" fo:font-style="normal" fo:font-weight="normal" officeooo:rsid="01e06441" style:font-size-asian="9pt" style:font-style-asian="normal" style:font-weight-asian="normal" style:font-size-complex="9pt" style:font-style-complex="normal" style:font-weight-complex="normal"/>
    </style:style>
    <style:style style:name="T62" style:family="text">
      <style:text-properties style:font-name="Sans-serif" fo:font-size="9pt" fo:font-style="normal" fo:font-weight="normal" officeooo:rsid="0243336c" style:font-size-asian="9pt" style:font-style-asian="normal" style:font-weight-asian="normal" style:font-size-complex="9pt" style:font-style-complex="normal" style:font-weight-complex="normal"/>
    </style:style>
    <style:style style:name="T63" style:family="text">
      <style:text-properties officeooo:rsid="0110842f"/>
    </style:style>
    <style:style style:name="T64" style:family="text">
      <style:text-properties officeooo:rsid="011e1831"/>
    </style:style>
    <style:style style:name="T65" style:family="text">
      <style:text-properties fo:font-size="10pt" style:font-size-asian="10pt" style:font-size-complex="10pt"/>
    </style:style>
    <style:style style:name="T66" style:family="text">
      <style:text-properties fo:font-size="10pt" style:font-size-asian="8.75pt" style:font-size-complex="10pt"/>
    </style:style>
    <style:style style:name="T67" style:family="text">
      <style:text-properties fo:font-size="10pt" officeooo:rsid="02778946" style:font-size-asian="8.75pt" style:font-size-complex="10pt"/>
    </style:style>
    <style:style style:name="T68" style:family="text">
      <style:text-properties fo:font-size="10pt" officeooo:rsid="02791bcf" style:font-size-asian="8.75pt" style:font-size-complex="10pt"/>
    </style:style>
    <style:style style:name="T69" style:family="text">
      <style:text-properties fo:font-size="10pt" officeooo:rsid="0279241b" style:font-size-asian="8.75pt" style:font-size-complex="10pt"/>
    </style:style>
    <style:style style:name="T70" style:family="text">
      <style:text-properties fo:font-size="10pt" officeooo:rsid="0279829b" style:font-size-asian="8.75pt" style:font-size-complex="10pt"/>
    </style:style>
    <style:style style:name="T71" style:family="text">
      <style:text-properties fo:font-size="10pt" officeooo:rsid="027996fa" style:font-size-asian="8.75pt" style:font-size-complex="10pt"/>
    </style:style>
    <style:style style:name="T72" style:family="text">
      <style:text-properties officeooo:rsid="01204516"/>
    </style:style>
    <style:style style:name="T73" style:family="text">
      <style:text-properties officeooo:rsid="012160ed"/>
    </style:style>
    <style:style style:name="T74" style:family="text">
      <style:text-properties fo:font-style="normal" style:font-style-asian="normal" style:font-style-complex="normal"/>
    </style:style>
    <style:style style:name="T75" style:family="text">
      <style:text-properties fo:font-style="normal" officeooo:rsid="011d6b41" style:font-style-asian="normal" style:font-style-complex="normal"/>
    </style:style>
    <style:style style:name="T76" style:family="text">
      <style:text-properties fo:font-style="normal" officeooo:rsid="01233b4b" style:font-style-asian="normal" style:font-style-complex="normal"/>
    </style:style>
    <style:style style:name="T77" style:family="text">
      <style:text-properties fo:font-style="normal" officeooo:rsid="014be018" style:font-style-asian="normal" style:font-style-complex="normal"/>
    </style:style>
    <style:style style:name="T78" style:family="text">
      <style:text-properties fo:font-style="normal" officeooo:rsid="014f8804" style:font-style-asian="normal" style:font-style-complex="normal"/>
    </style:style>
    <style:style style:name="T79" style:family="text">
      <style:text-properties fo:font-style="normal" officeooo:rsid="01528dfb" style:font-style-asian="normal" style:font-style-complex="normal"/>
    </style:style>
    <style:style style:name="T80" style:family="text">
      <style:text-properties fo:font-style="normal" officeooo:rsid="017a2ac4" style:font-style-asian="normal" style:font-style-complex="normal"/>
    </style:style>
    <style:style style:name="T81" style:family="text">
      <style:text-properties fo:font-style="normal" officeooo:rsid="017b7d15" style:font-style-asian="normal" style:font-style-complex="normal"/>
    </style:style>
    <style:style style:name="T82" style:family="text">
      <style:text-properties fo:font-style="normal" officeooo:rsid="017ca9e8" style:font-style-asian="normal" style:font-style-complex="normal"/>
    </style:style>
    <style:style style:name="T83" style:family="text">
      <style:text-properties fo:font-style="normal" officeooo:rsid="017e0197" style:font-style-asian="normal" style:font-style-complex="normal"/>
    </style:style>
    <style:style style:name="T84" style:family="text">
      <style:text-properties fo:font-style="normal" officeooo:rsid="01910784" style:font-style-asian="normal" style:font-style-complex="normal"/>
    </style:style>
    <style:style style:name="T85" style:family="text">
      <style:text-properties fo:font-style="normal" officeooo:rsid="0191fc7f" style:font-style-asian="normal" style:font-style-complex="normal"/>
    </style:style>
    <style:style style:name="T86" style:family="text">
      <style:text-properties fo:font-style="normal" officeooo:rsid="019614e9" style:font-style-asian="normal" style:font-style-complex="normal"/>
    </style:style>
    <style:style style:name="T87" style:family="text">
      <style:text-properties fo:font-style="normal" officeooo:rsid="019aabd8" style:font-style-asian="normal" style:font-style-complex="normal"/>
    </style:style>
    <style:style style:name="T88" style:family="text">
      <style:text-properties fo:font-style="normal" officeooo:rsid="019b39fe" style:font-style-asian="normal" style:font-style-complex="normal"/>
    </style:style>
    <style:style style:name="T89" style:family="text">
      <style:text-properties fo:font-style="normal" officeooo:rsid="019cf929" style:font-style-asian="normal" style:font-style-complex="normal"/>
    </style:style>
    <style:style style:name="T90" style:family="text">
      <style:text-properties fo:font-style="normal" officeooo:rsid="019ee508" style:font-style-asian="normal" style:font-style-complex="normal"/>
    </style:style>
    <style:style style:name="T91" style:family="text">
      <style:text-properties fo:font-style="normal" officeooo:rsid="019f7a32" style:font-style-asian="normal" style:font-style-complex="normal"/>
    </style:style>
    <style:style style:name="T92" style:family="text">
      <style:text-properties fo:font-style="normal" officeooo:rsid="01a24b1e" style:font-style-asian="normal" style:font-style-complex="normal"/>
    </style:style>
    <style:style style:name="T93" style:family="text">
      <style:text-properties fo:font-style="normal" officeooo:rsid="01a2c4d7" style:font-style-asian="normal" style:font-style-complex="normal"/>
    </style:style>
    <style:style style:name="T94" style:family="text">
      <style:text-properties fo:font-style="normal" officeooo:rsid="0146835d" style:font-style-asian="normal" style:font-style-complex="normal"/>
    </style:style>
    <style:style style:name="T95" style:family="text">
      <style:text-properties fo:font-style="normal" officeooo:rsid="02447b4c" style:font-style-asian="normal" style:font-style-complex="normal"/>
    </style:style>
    <style:style style:name="T96" style:family="text">
      <style:text-properties fo:font-style="normal" officeooo:rsid="0244e4a3"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11ae6eb"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11c373a" style:font-style-asian="normal" style:font-weight-asian="normal" style:font-style-complex="normal" style:font-weight-complex="normal"/>
    </style:style>
    <style:style style:name="T101" style:family="text">
      <style:text-properties fo:font-style="normal" fo:font-weight="normal" officeooo:rsid="01254dfb" style:font-style-asian="normal" style:font-weight-asian="normal" style:font-style-complex="normal" style:font-weight-complex="normal"/>
    </style:style>
    <style:style style:name="T102" style:family="text">
      <style:text-properties fo:font-style="normal" fo:font-weight="normal" officeooo:rsid="0069adf0" style:font-style-asian="normal" style:font-weight-asian="normal" style:font-style-complex="normal" style:font-weight-complex="normal"/>
    </style:style>
    <style:style style:name="T103" style:family="text">
      <style:text-properties fo:font-style="normal" fo:font-weight="normal" officeooo:rsid="0124385d" style:font-style-asian="normal" style:font-weight-asian="normal" style:font-style-complex="normal" style:font-weight-complex="normal"/>
    </style:style>
    <style:style style:name="T104" style:family="text">
      <style:text-properties fo:font-style="normal" fo:font-weight="normal" officeooo:rsid="015141a9" style:font-style-asian="normal" style:font-weight-asian="normal" style:font-style-complex="normal" style:font-weight-complex="normal"/>
    </style:style>
    <style:style style:name="T105" style:family="text">
      <style:text-properties fo:font-style="normal" fo:font-weight="normal" officeooo:rsid="0155a120" style:font-style-asian="normal" style:font-weight-asian="normal" style:font-style-complex="normal" style:font-weight-complex="normal"/>
    </style:style>
    <style:style style:name="T106" style:family="text">
      <style:text-properties fo:font-style="normal" fo:font-weight="normal" officeooo:rsid="0157da63" style:font-style-asian="normal" style:font-weight-asian="normal" style:font-style-complex="normal" style:font-weight-complex="normal"/>
    </style:style>
    <style:style style:name="T107" style:family="text">
      <style:text-properties fo:font-style="normal" fo:font-weight="normal" officeooo:rsid="015ab200" style:font-style-asian="normal" style:font-weight-asian="normal" style:font-style-complex="normal" style:font-weight-complex="normal"/>
    </style:style>
    <style:style style:name="T108" style:family="text">
      <style:text-properties fo:font-style="normal" fo:font-weight="normal" officeooo:rsid="015e2512" style:font-style-asian="normal" style:font-weight-asian="normal" style:font-style-complex="normal" style:font-weight-complex="normal"/>
    </style:style>
    <style:style style:name="T109" style:family="text">
      <style:text-properties fo:font-style="normal" fo:font-weight="normal" officeooo:rsid="015fbf51" style:font-style-asian="normal" style:font-weight-asian="normal" style:font-style-complex="normal" style:font-weight-complex="normal"/>
    </style:style>
    <style:style style:name="T110" style:family="text">
      <style:text-properties fo:font-style="normal" fo:font-weight="normal" officeooo:rsid="016486f3" style:font-style-asian="normal" style:font-weight-asian="normal" style:font-style-complex="normal" style:font-weight-complex="normal"/>
    </style:style>
    <style:style style:name="T111" style:family="text">
      <style:text-properties fo:font-style="normal" fo:font-weight="normal" officeooo:rsid="0166ea6b" style:font-style-asian="normal" style:font-weight-asian="normal" style:font-style-complex="normal" style:font-weight-complex="normal"/>
    </style:style>
    <style:style style:name="T112" style:family="text">
      <style:text-properties fo:font-style="normal" fo:font-weight="normal" officeooo:rsid="00765b17" style:font-style-asian="normal" style:font-weight-asian="normal" style:font-style-complex="normal" style:font-weight-complex="normal"/>
    </style:style>
    <style:style style:name="T113" style:family="text">
      <style:text-properties fo:font-style="normal" fo:font-weight="normal" officeooo:rsid="0181850f" style:font-style-asian="normal" style:font-weight-asian="normal" style:font-style-complex="normal" style:font-weight-complex="normal"/>
    </style:style>
    <style:style style:name="T114" style:family="text">
      <style:text-properties fo:font-style="normal" fo:font-weight="normal" officeooo:rsid="019b39fe" style:font-style-asian="normal" style:font-weight-asian="normal" style:font-style-complex="normal" style:font-weight-complex="normal"/>
    </style:style>
    <style:style style:name="T115" style:family="text">
      <style:text-properties fo:font-style="normal" fo:font-weight="normal" officeooo:rsid="01ac3334" style:font-style-asian="normal" style:font-weight-asian="normal" style:font-style-complex="normal" style:font-weight-complex="normal"/>
    </style:style>
    <style:style style:name="T116" style:family="text">
      <style:text-properties fo:font-style="normal" fo:font-weight="normal" officeooo:rsid="01bc4387" style:font-style-asian="normal" style:font-weight-asian="normal" style:font-style-complex="normal" style:font-weight-complex="normal"/>
    </style:style>
    <style:style style:name="T117" style:family="text">
      <style:text-properties fo:font-style="normal" fo:font-weight="normal" officeooo:rsid="01bde931" style:font-style-asian="normal" style:font-weight-asian="normal" style:font-style-complex="normal" style:font-weight-complex="normal"/>
    </style:style>
    <style:style style:name="T118" style:family="text">
      <style:text-properties fo:font-style="normal" fo:font-weight="normal" officeooo:rsid="01c08787" style:font-style-asian="normal" style:font-weight-asian="normal" style:font-style-complex="normal" style:font-weight-complex="normal"/>
    </style:style>
    <style:style style:name="T119" style:family="text">
      <style:text-properties fo:font-style="normal" fo:font-weight="normal" officeooo:rsid="01ca1803" style:font-style-asian="normal" style:font-weight-asian="normal" style:font-style-complex="normal" style:font-weight-complex="normal"/>
    </style:style>
    <style:style style:name="T120" style:family="text">
      <style:text-properties fo:font-style="normal" fo:font-weight="normal" officeooo:rsid="01cc6557" style:font-style-asian="normal" style:font-weight-asian="normal" style:font-style-complex="normal" style:font-weight-complex="normal"/>
    </style:style>
    <style:style style:name="T121" style:family="text">
      <style:text-properties fo:font-style="normal" fo:font-weight="normal" officeooo:rsid="0146835d" style:font-style-asian="normal" style:font-weight-asian="normal" style:font-style-complex="normal" style:font-weight-complex="normal"/>
    </style:style>
    <style:style style:name="T122" style:family="text">
      <style:text-properties fo:font-style="normal" fo:font-weight="normal" officeooo:rsid="0297085f" style:font-style-asian="normal" style:font-weight-asian="normal" style:font-style-complex="normal" style:font-weight-complex="normal"/>
    </style:style>
    <style:style style:name="T123" style:family="text">
      <style:text-properties fo:font-style="normal" fo:font-weight="normal" officeooo:rsid="029709ee" style:font-style-asian="normal" style:font-weight-asian="normal" style:font-style-complex="normal" style:font-weight-complex="normal"/>
    </style:style>
    <style:style style:name="T124" style:family="text">
      <style:text-properties officeooo:rsid="0146835d"/>
    </style:style>
    <style:style style:name="T125" style:family="text">
      <style:text-properties officeooo:rsid="0179409c"/>
    </style:style>
    <style:style style:name="T126" style:family="text">
      <style:text-properties officeooo:rsid="017e0197"/>
    </style:style>
    <style:style style:name="T127" style:family="text">
      <style:text-properties officeooo:rsid="01888965"/>
    </style:style>
    <style:style style:name="T128" style:family="text">
      <style:text-properties officeooo:rsid="018a4c45"/>
    </style:style>
    <style:style style:name="T129" style:family="text">
      <style:text-properties officeooo:rsid="018b242a"/>
    </style:style>
    <style:style style:name="T130" style:family="text">
      <style:text-properties officeooo:rsid="018b8cb4"/>
    </style:style>
    <style:style style:name="T131" style:family="text">
      <style:text-properties officeooo:rsid="018e99d5"/>
    </style:style>
    <style:style style:name="T132" style:family="text">
      <style:text-properties officeooo:rsid="01a6d3e2"/>
    </style:style>
    <style:style style:name="T133" style:family="text">
      <style:text-properties officeooo:rsid="01aaff1a"/>
    </style:style>
    <style:style style:name="T134" style:family="text">
      <style:text-properties officeooo:rsid="0219d2cc"/>
    </style:style>
    <style:style style:name="T135" style:family="text">
      <style:text-properties officeooo:rsid="0238466d"/>
    </style:style>
    <style:style style:name="T136" style:family="text">
      <style:text-properties officeooo:rsid="02398ea8"/>
    </style:style>
    <style:style style:name="T137" style:family="text">
      <style:text-properties officeooo:rsid="024ea8ef"/>
    </style:style>
    <style:style style:name="T138" style:family="text">
      <style:text-properties officeooo:rsid="024ebe2c"/>
    </style:style>
    <style:style style:name="T139" style:family="text">
      <style:text-properties officeooo:rsid="0251a04f"/>
    </style:style>
    <style:style style:name="T140" style:family="text">
      <style:text-properties officeooo:rsid="025398f4"/>
    </style:style>
    <style:style style:name="T141" style:family="text">
      <style:text-properties officeooo:rsid="025a74c1"/>
    </style:style>
    <style:style style:name="T142" style:family="text">
      <style:text-properties officeooo:rsid="025bbec5"/>
    </style:style>
    <style:style style:name="T143" style:family="text">
      <style:text-properties officeooo:rsid="02607f47"/>
    </style:style>
    <style:style style:name="T144" style:family="text">
      <style:text-properties officeooo:rsid="026563d0"/>
    </style:style>
    <style:style style:name="T145" style:family="text">
      <style:text-properties officeooo:rsid="026613af"/>
    </style:style>
    <style:style style:name="T146" style:family="text">
      <style:text-properties officeooo:rsid="026adf0b"/>
    </style:style>
    <style:style style:name="T147" style:family="text">
      <style:text-properties officeooo:rsid="026ba3ce"/>
    </style:style>
    <style:style style:name="T148" style:family="text">
      <style:text-properties officeooo:rsid="02708df2"/>
    </style:style>
    <style:style style:name="T149" style:family="text">
      <style:text-properties officeooo:rsid="0270f67a"/>
    </style:style>
    <style:style style:name="T150" style:family="text">
      <style:text-properties officeooo:rsid="02710bbb"/>
    </style:style>
    <style:style style:name="T151" style:family="text">
      <style:text-properties officeooo:rsid="02733206"/>
    </style:style>
    <style:style style:name="T152" style:family="text">
      <style:text-properties officeooo:rsid="0275439f"/>
    </style:style>
    <style:style style:name="T153" style:family="text">
      <style:text-properties officeooo:rsid="027b2c3c"/>
    </style:style>
    <style:style style:name="T154" style:family="text">
      <style:text-properties officeooo:rsid="027c73d7"/>
    </style:style>
    <style:style style:name="T155" style:family="text">
      <style:text-properties officeooo:rsid="027f276f"/>
    </style:style>
    <style:style style:name="T156" style:family="text">
      <style:text-properties officeooo:rsid="0281a3ac"/>
    </style:style>
    <style:style style:name="T157" style:family="text">
      <style:text-properties officeooo:rsid="028281f1"/>
    </style:style>
    <style:style style:name="T158" style:family="text">
      <style:text-properties officeooo:rsid="02868319"/>
    </style:style>
    <style:style style:name="T159" style:family="text">
      <style:text-properties officeooo:rsid="02880572"/>
    </style:style>
    <style:style style:name="T160" style:family="text">
      <style:text-properties officeooo:rsid="0288159c"/>
    </style:style>
    <style:style style:name="T161" style:family="text">
      <style:text-properties officeooo:rsid="028a5e95"/>
    </style:style>
    <style:style style:name="T162" style:family="text">
      <style:text-properties officeooo:rsid="028ed2b8"/>
    </style:style>
    <style:style style:name="T163" style:family="text">
      <style:text-properties officeooo:rsid="02908e46"/>
    </style:style>
    <style:style style:name="T164" style:family="text">
      <style:text-properties officeooo:rsid="02a10d6b"/>
    </style:style>
    <style:style style:name="T165" style:family="text">
      <style:text-properties officeooo:rsid="02a2e8ba"/>
    </style:style>
    <style:style style:name="T166" style:family="text">
      <style:text-properties officeooo:rsid="02a35d9e"/>
    </style:style>
    <style:style style:name="T167" style:family="text">
      <style:text-properties officeooo:rsid="02a4dc31"/>
    </style:style>
    <style:style style:name="T168" style:family="text">
      <style:text-properties officeooo:rsid="02a4f989"/>
    </style:style>
    <style:style style:name="T169" style:family="text">
      <style:text-properties officeooo:rsid="02a7c21c"/>
    </style:style>
    <style:style style:name="T170" style:family="text">
      <style:text-properties officeooo:rsid="02b0e30e"/>
    </style:style>
    <style:style style:name="T171" style:family="text">
      <style:text-properties officeooo:rsid="02b7a6bf"/>
    </style:style>
    <style:style style:name="T172" style:family="text">
      <style:text-properties officeooo:rsid="02b7cb55"/>
    </style:style>
    <style:style style:name="T173" style:family="text">
      <style:text-properties officeooo:rsid="02bc91f4"/>
    </style:style>
    <style:style style:name="T174" style:family="text">
      <style:text-properties officeooo:rsid="02c01b8c"/>
    </style:style>
    <style:style style:name="T175" style:family="text">
      <style:text-properties officeooo:rsid="02c11edf"/>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35">Path of Humanity</text:span></text:h>
      <text:h text:style-name="P221" text:outline-level="3">Moves</text:h>
      <text:p text:style-name="P15"><text:span text:style-name="T1">Resist Frenzy</text:span><text:bookmark text:name="page36R_mcid2"/><text:span text:style-name="T1"> – </text:span><text:span text:style-name="T16">When frenzy looms, </text:span><text:span text:style-name="T17">r</text:span><text:span text:style-name="T74">esist </text:span><text:span text:style-name="T77">and </text:span><text:span text:style-name="T78">suppress</text:span><text:span text:style-name="T77"> </text:span><text:span text:style-name="T79">it </text:span><text:span text:style-name="T76">by</text:span><text:span text:style-name="T74"> roll</text:span><text:span text:style-name="T76">ing</text:span><text:span text:style-name="T74"> with </text:span><text:span text:style-name="T97">Path</text:span><text:span text:style-name="T74">.</text:span></text:p>
      <text:p text:style-name="P40"/>
      <text:p text:style-name="P137"><text:span text:style-name="T12">⚅ </text:span>On a 10+, you don’t succumb to frenzy and you quell the Beast. </text:p>
      <text:p text:style-name="P109"><text:span text:style-name="T12">⚅ </text:span>On a 7-9, you don’t succumb to frenzy. </text:p>
      <text:p text:style-name="P109"><text:span text:style-name="T13">⚅ </text:span><text:span text:style-name="T124">On a miss, you enter </text:span><text:span text:style-name="T8">uncontrolled frenzy</text:span><text:span text:style-name="T124">.</text:span></text:p>
      <text:p text:style-name="P16"><text:span text:style-name="T2"/></text:p>
      <text:p text:style-name="P16"><text:span text:style-name="T2">Resist </text:span><text:span text:style-name="T3">Rö</text:span><text:span text:style-name="T1">tschreck</text:span><text:bookmark text:name="page36R_mcid6"/><text:span text:style-name="T1">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16"/>
      <text:p text:style-name="P138"><text:span text:style-name="T12">⚅ On a 10+, you don’t succumb to rötschreck and you quell the </text:span><text:span text:style-name="T25">B</text:span><text:span text:style-name="T12">east. </text:span></text:p>
      <text:p text:style-name="P110"><text:span text:style-name="T12">⚅ On a 7-9, you don’t succumb to rötschreck. </text:span></text:p>
      <text:p text:style-name="P110"><text:span text:style-name="T12">⚅ On a miss, you enter rötschreck.</text:span></text:p>
      <text:p text:style-name="P109"/>
      <text:p text:style-name="P167"><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4"><text:span text:style-name="T97"/></text:p>
      <text:p text:style-name="P139"><text:span text:style-name="T12">⚅ On a 10+, </text:span><text:span text:style-name="T20">you feel real remorse, contrition, or guilt for your actions</text:span><text:span text:style-name="T18">. </text:span><text:span text:style-name="T21">Show it.</text:span></text:p>
      <text:p text:style-name="P111"><text:span text:style-name="T12">⚅ On a 7-9, </text:span><text:span text:style-name="T19">the Beast stirs. </text:span><text:span text:style-name="T30">You feel shame or embarrassment.</text:span></text:p>
      <text:p text:style-name="P126"><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2">lost or </text:span><text:span text:style-name="T107">empty </text:span><text:span text:style-name="T108">inside</text:span><text:span text:style-name="T107">.</text:span></text:p>
      <text:p text:style-name="P125"><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09"/>
      <text:p text:style-name="P168"><text:span text:style-name="T12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0"><text:span text:style-name="T110"/></text:p>
      <text:p text:style-name="P161"><text:span text:style-name="T111">If you </text:span><text:span text:style-name="T115">currently </text:span><text:span text:style-name="T111">have </text:span><text:span text:style-name="T10">seeking </text:span><text:span text:style-name="T112">○</text:span><text:span text:style-name="T111">:</text:span></text:p>
      <text:list xml:id="list1276292752" text:style-name="L9">
        <text:list-item>
          <text:p text:style-name="P57"><text:span text:style-name="T55">Y</text:span><text:span text:style-name="T50">ou are actively looking for understanding and meaning in your path.</text:span></text:p>
        </text:list-item>
        <text:list-item>
          <text:p text:style-name="P52"><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52"><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51"><text:span text:style-name="T58">Y</text:span><text:span text:style-name="T51">ou </text:span><text:span text:style-name="T59">can</text:span><text:span text:style-name="T51"> spend </text:span><text:span text:style-name="T57">an earned character advance to increase your Path rating.</text:span></text:p>
        </text:list-item>
      </text:list>
      <text:p text:style-name="P109"/>
      <text:p text:style-name="P17"><text:span text:style-name="T1">Blush of Life - </text:span><text:span text:style-name="T15">F</text:span><text:span text:style-name="T99">ake the fine details of life for a scene—flushing your skin with living warmth, breathing, presenting a heartbeat, </text:span><text:span text:style-name="T101">etc.</text:span><text:span text:style-name="T99">—</text:span><text:span text:style-name="T100">by </text:span><text:span text:style-name="T99">roll</text:span><text:span text:style-name="T100">ing</text:span><text:span text:style-name="T99"> with </text:span><text:span text:style-name="T98">Path</text:span><text:span text:style-name="T99">.</text:span></text:p>
      <text:p text:style-name="P17"/>
      <text:p text:style-name="P140"><text:span text:style-name="T12">⚅ On a 10+, you invoke the blush of life. </text:span></text:p>
      <text:p text:style-name="P112"><text:span text:style-name="T12">⚅ On a 7-9, you can invoke the blush of life but </text:span><text:span text:style-name="T33">it costs 1 blood.</text:span></text:p>
      <text:p text:style-name="P112"><text:span text:style-name="T13">⚅ On a miss, you can’t remember what it was like to be alive well enough to fake it. </text:span><text:span text:style-name="T14">You</text:span><text:span text:style-name="T13"> can’t use this move again during the scene.</text:span></text:p>
      <text:h text:style-name="P227" text:outline-level="3"/>
      <text:h text:style-name="P232" text:outline-level="3">Ethics</text:h>
      <text:list xml:id="list1713863169" text:style-name="L6">
        <text:list-item>
          <text:p text:style-name="P8">The Curse of Caine is another state of human <text:span text:style-name="T127">existence, and should not separate one from the human experience.</text:span></text:p>
        </text:list-item>
        <text:list-item>
          <text:p text:style-name="P9">Human <text:span text:style-name="T128">nature </text:span>itself contains both the sublime and the bestial.</text:p>
        </text:list-item>
        <text:list-item>
          <text:p text:style-name="P12">A vampire’s regard for human life and prosperity should rise above the merely <text:span text:style-name="T125">pragmatic</text:span>.</text:p>
        </text:list-item>
        <text:list-item>
          <text:p text:style-name="P10">A vampire is responsible for what she does during frenzy and rötschreck. <text:span text:style-name="T129">T</text:span>he wise <text:span text:style-name="T161">maintain control</text:span> <text:span text:style-name="T132">or risk self-loathing.</text:span></text:p>
        </text:list-item>
        <text:list-item>
          <text:p text:style-name="P11">Motivation <text:span text:style-name="T131">is more </text:span>important <text:span text:style-name="T130">than action </text:span>to <text:span text:style-name="T130">defining </text:span>the depth of transgression.</text:p>
        </text:list-item>
      </text:list>
      <text:h text:style-name="P231" text:outline-level="3"><text:span text:style-name="T47">Hierarchy of Sin</text:span></text:h>
      <table:table table:name="Table2" table:style-name="Table2">
        <table:table-column table:style-name="Table2.A"/>
        <table:table-column table:style-name="Table2.B"/>
        <table:table-column table:style-name="Table2.C"/>
        <table:table-row>
          <table:table-cell table:style-name="Table2.A1" office:value-type="string">
            <text:p text:style-name="P179">10</text:p>
          </table:table-cell>
          <table:table-cell table:style-name="Table2.A1" office:value-type="string">
            <text:p text:style-name="P66"><text:span text:style-name="T35">Selfish thoughts</text:span></text:p>
          </table:table-cell>
          <table:table-cell table:style-name="Table2.C1" office:value-type="string">
            <text:p text:style-name="P201"><text:span text:style-name="T43">The saintly</text:span> must <text:span text:style-name="T44">think selflessly.</text:span></text:p>
          </table:table-cell>
        </table:table-row>
        <table:table-row>
          <table:table-cell table:style-name="Table2.A2" office:value-type="string">
            <text:p text:style-name="P179">9</text:p>
          </table:table-cell>
          <table:table-cell table:style-name="Table2.A2" office:value-type="string">
            <text:p text:style-name="P76">Selfish actions</text:p>
          </table:table-cell>
          <table:table-cell table:style-name="Table2.C2" office:value-type="string">
            <text:p text:style-name="P201">The enlightened must act selflessly.</text:p>
          </table:table-cell>
        </table:table-row>
        <table:table-row>
          <table:table-cell table:style-name="Table2.A2" office:value-type="string">
            <text:p text:style-name="P179">8</text:p>
          </table:table-cell>
          <table:table-cell table:style-name="Table2.A2" office:value-type="string">
            <text:p text:style-name="P76">Injuring another (intentional or accidental)</text:p>
          </table:table-cell>
          <table:table-cell table:style-name="Table2.C2" office:value-type="string">
            <text:p text:style-name="P201">The kind <text:span text:style-name="T162">do not harm </text:span>their fellow man.</text:p>
          </table:table-cell>
        </table:table-row>
        <table:table-row>
          <table:table-cell table:style-name="Table2.A2" office:value-type="string">
            <text:p text:style-name="P179">7</text:p>
          </table:table-cell>
          <table:table-cell table:style-name="Table2.A2" office:value-type="string">
            <text:p text:style-name="P76"><text:span text:style-name="T39">Harmful t</text:span>heft for convenience or profit</text:p>
          </table:table-cell>
          <table:table-cell table:style-name="Table2.C2" office:value-type="string">
            <text:p text:style-name="P202">The civil <text:span text:style-name="T136">d</text:span>on’t take bread from their neighbor’s mouth.</text:p>
          </table:table-cell>
        </table:table-row>
        <table:table-row>
          <table:table-cell table:style-name="Table2.A2" office:value-type="string">
            <text:p text:style-name="P179">6</text:p>
          </table:table-cell>
          <table:table-cell table:style-name="Table2.A2" office:value-type="string">
            <text:p text:style-name="P76">Accidental <text:span text:style-name="T39">or defensive </text:span>violations of person<text:span text:style-name="T38">s</text:span></text:p>
          </table:table-cell>
          <table:table-cell table:style-name="Table2.C2" office:value-type="string">
            <text:p text:style-name="P202">The peaceable <text:span text:style-name="T41">feel remorse for violence they commit, no matter what drove them to it.</text:span></text:p>
          </table:table-cell>
        </table:table-row>
        <table:table-row>
          <table:table-cell table:style-name="Table2.A2" office:value-type="string">
            <text:p text:style-name="P179">5</text:p>
          </table:table-cell>
          <table:table-cell table:style-name="Table2.A2" office:value-type="string">
            <text:p text:style-name="P86"><text:span text:style-name="T36">Rationalized violations of persons</text:span></text:p>
          </table:table-cell>
          <table:table-cell table:style-name="Table2.C2" office:value-type="string">
            <text:p text:style-name="P203">The good <text:span text:style-name="T153">know nothing justifies inhumanity.</text:span></text:p>
          </table:table-cell>
        </table:table-row>
        <table:table-row>
          <table:table-cell table:style-name="Table2.A2" office:value-type="string">
            <text:p text:style-name="P179">4</text:p>
          </table:table-cell>
          <table:table-cell table:style-name="Table2.A2" office:value-type="string">
            <text:p text:style-name="P78"><text:span text:style-name="T171">Convenient</text:span> violations <text:span text:style-name="T36">of persons</text:span></text:p>
          </table:table-cell>
          <table:table-cell table:style-name="Table2.C2" office:value-type="string">
            <text:p text:style-name="P204">The callous will do what they must, <text:span text:style-name="T133">but look for a better way.</text:span></text:p>
          </table:table-cell>
        </table:table-row>
        <table:table-row>
          <table:table-cell table:style-name="Table2.A2" office:value-type="string">
            <text:p text:style-name="P179">3</text:p>
          </table:table-cell>
          <table:table-cell table:style-name="Table2.A2" office:value-type="string">
            <text:p text:style-name="P78"><text:span text:style-name="T72">Gratuitous cruelty and torture</text:span></text:p>
          </table:table-cell>
          <table:table-cell table:style-name="Table2.C2" office:value-type="string">
            <text:p text:style-name="P205">Even the indifferent inflict only what pain is necessary.</text:p>
          </table:table-cell>
        </table:table-row>
        <table:table-row>
          <table:table-cell table:style-name="Table2.A2" office:value-type="string">
            <text:p text:style-name="P179">2</text:p>
          </table:table-cell>
          <table:table-cell table:style-name="Table2.A2" office:value-type="string">
            <text:p text:style-name="P76">Casual <text:span text:style-name="T163">or arbitrary </text:span>violations <text:span text:style-name="T37">of persons</text:span></text:p>
          </table:table-cell>
          <table:table-cell table:style-name="Table2.C2" office:value-type="string">
            <text:p text:style-name="P206">The inhumane <text:span text:style-name="T73">still at least take note of their transgressions.</text:span></text:p>
          </table:table-cell>
        </table:table-row>
        <table:table-row>
          <table:table-cell table:style-name="Table2.A2" office:value-type="string">
            <text:p text:style-name="P179">1</text:p>
          </table:table-cell>
          <table:table-cell table:style-name="Table2.A2" office:value-type="string">
            <text:p text:style-name="P76"><text:span text:style-name="T173">Self-indulgent</text:span> depravity</text:p>
          </table:table-cell>
          <table:table-cell table:style-name="Table2.C2" office:value-type="string">
            <text:p text:style-name="P207">The monstrous torture and kill at whim, but <text:span text:style-name="T154">at least </text:span>they <text:span text:style-name="T42">pursue some identifiable goals beyond sadistic self-gratification.</text:span></text:p>
          </table:table-cell>
        </table:table-row>
      </table:table>
      <text:p text:style-name="P84"/>
      <text:p text:style-name="P107"><text:soft-page-break/></text:p>
      <text:h text:style-name="P2" text:outline-level="2"><text:span text:style-name="T45">Path of Caine</text:span></text:h>
      <text:h text:style-name="P222" text:outline-level="3">Moves</text:h>
      <text:p text:style-name="P19"><text:span text:style-name="T1">Ride the Wave</text:span><text:bookmark text:name="page36R_mcid31"/><text:span text:style-name="T1"> – </text:span><text:span text:style-name="T24">D</text:span><text:span text:style-name="T80">irect your frenzy </text:span><text:span text:style-name="T75">by rolling </text:span><text:span text:style-name="T74">with </text:span><text:span text:style-name="T97">Path</text:span><text:span text:style-name="T99"> </text:span><text:span text:style-name="T114">before the Beast overwhelms you</text:span><text:span text:style-name="T74">.</text:span></text:p>
      <text:p text:style-name="P19"/>
      <text:p text:style-name="P108"><text:span text:style-name="T12">⚅ </text:span>On a 10+, <text:span text:style-name="T126">you </text:span>enter frenzy <text:span text:style-name="T126">with the </text:span>Condition <text:span text:style-name="T4">riding the wave.</text:span><text:span text:style-name="T74"> </text:span><text:span text:style-name="T83">Additionally, choose 1:</text:span></text:p>
      <text:list xml:id="list3464386265" text:style-name="L7">
        <text:list-item>
          <text:p text:style-name="P20"><text:span text:style-name="T74">You </text:span><text:span text:style-name="T93">briefly</text:span><text:span text:style-name="T74"> direct your </text:span><text:span text:style-name="T92">initial </text:span><text:span text:style-name="T74">rage </text:span><text:span text:style-name="T84">against </text:span><text:span text:style-name="T85">the</text:span><text:span text:style-name="T74"> inanimate, giving your allies a chance to flee.</text:span></text:p>
        </text:list-item>
        <text:list-item>
          <text:p text:style-name="P29"><text:span text:style-name="T74">You can end the frenzy by killing someone.</text:span></text:p>
        </text:list-item>
        <text:list-item>
          <text:p text:style-name="P25"><text:span text:style-name="T74">You quell the Beast when the frenzy ends.</text:span></text:p>
        </text:list-item>
      </text:list>
      <text:p text:style-name="P114"><text:span text:style-name="T12">⚅ </text:span>On a 7-9, <text:span text:style-name="T126">you enter frenzy with the Condition </text:span><text:span text:style-name="T6">riding the wave</text:span><text:span text:style-name="T83">.</text:span></text:p>
      <text:p text:style-name="P114"><text:span text:style-name="T99">⚅ </text:span><text:span text:style-name="T74">On a miss, you enter </text:span><text:span text:style-name="T4">uncontrolled frenzy</text:span><text:span text:style-name="T74">.</text:span></text:p>
      <text:p text:style-name="P18"><text:span text:style-name="T2"/></text:p>
      <text:p text:style-name="P42"><text:span text:style-name="T81">When </text:span><text:span text:style-name="T5">riding the wave</text:span><text:span text:style-name="T81">, you may choose the targets of your Beast’s wrath; </text:span><text:span text:style-name="T87">employ </text:span><text:span text:style-name="T88">weapons </text:span><text:span text:style-name="T95">already in your hands; use </text:span><text:span text:style-name="T89">physical </text:span><text:span text:style-name="T88">disciplines; </text:span><text:span text:style-name="T96">and </text:span><text:span text:style-name="T90">avoid </text:span><text:span text:style-name="T91">obvious </text:span><text:span text:style-name="T90">danger while closing the distance</text:span><text:span text:style-name="T86">. </text:span><text:span text:style-name="T89">Additionally, y</text:span><text:span text:style-name="T82">ou can end the frenzy by drinking your fill of blood.</text:span></text:p>
      <text:p text:style-name="P18"><text:span text:style-name="T2"/></text:p>
      <text:p text:style-name="P18"><text:span text:style-name="T2">Resist </text:span><text:span text:style-name="T3">Rö</text:span><text:span text:style-name="T1">tschreck</text:span><text:bookmark text:name="page36R_mcid61"/><text:span text:style-name="T1">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18"/>
      <text:p text:style-name="P136"><text:span text:style-name="T12">⚅ On a 10+, you don’t succumb to rötschreck and you quell the </text:span><text:span text:style-name="T26">B</text:span><text:span text:style-name="T12">east. </text:span></text:p>
      <text:p text:style-name="P113"><text:span text:style-name="T12">⚅ On a 7-9, you don’t succumb to rötschreck. </text:span></text:p>
      <text:p text:style-name="P113"><text:span text:style-name="T12">⚅ On a miss, you enter rötschreck.</text:span></text:p>
      <text:p text:style-name="P113"><text:span text:style-name="T48"/></text:p>
      <text:p text:style-name="P169"><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5"><text:span text:style-name="T97"/></text:p>
      <text:p text:style-name="P142"><text:span text:style-name="T12">⚅ On a 10+, </text:span><text:span text:style-name="T20">you feel real remorse, contrition, or guilt for your actions</text:span><text:span text:style-name="T18">. </text:span><text:span text:style-name="T21">Show it.</text:span></text:p>
      <text:p text:style-name="P116"><text:span text:style-name="T12">⚅ On a 7-9, </text:span><text:span text:style-name="T19">the Beast stirs. </text:span><text:span text:style-name="T30">You feel shame or embarrassment.</text:span></text:p>
      <text:p text:style-name="P127"><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3">lost or </text:span><text:span text:style-name="T107">empty </text:span><text:span text:style-name="T108">inside</text:span><text:span text:style-name="T107">. </text:span></text:p>
      <text:p text:style-name="P127"><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16"/>
      <text:p text:style-name="P170"><text:span text:style-name="T124">S</text:span>eeking enlightenment – <text:span text:style-name="T32">You </text:span><text:span text:style-name="T31">can </text:span><text:span text:style-name="T21">spend </text:span><text:span text:style-name="T23">a</text:span><text:span text:style-name="T22">n earned</text:span><text:span text:style-name="T21"> </text:span><text:span text:style-name="T34">(not free) </text:span><text:span text:style-name="T21">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2"><text:span text:style-name="T110"/></text:p>
      <text:p text:style-name="P162"><text:span text:style-name="T111">If you </text:span><text:span text:style-name="T115">currently </text:span><text:span text:style-name="T111">have </text:span><text:span text:style-name="T10">seeking </text:span><text:span text:style-name="T112">○</text:span><text:span text:style-name="T111">:</text:span></text:p>
      <text:list xml:id="list94017996783099" text:continue-list="list1276292752" text:style-name="L9">
        <text:list-item>
          <text:p text:style-name="P58"><text:span text:style-name="T55">Y</text:span><text:span text:style-name="T50">ou are actively looking for understanding and meaning in your path.</text:span></text:p>
        </text:list-item>
        <text:list-item>
          <text:p text:style-name="P53"><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55"><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53"><text:span text:style-name="T58">Y</text:span><text:span text:style-name="T51">ou </text:span><text:span text:style-name="T59">can</text:span><text:span text:style-name="T51"> spend </text:span><text:span text:style-name="T57">an earned </text:span><text:span text:style-name="T62">(not free)</text:span><text:span text:style-name="T57"> character advance to increase your Path rating.</text:span></text:p>
        </text:list-item>
      </text:list>
      <text:h text:style-name="P214" text:outline-level="3"/>
      <text:h text:style-name="P233" text:outline-level="3">Ethics</text:h>
      <text:list xml:id="list448864320" text:style-name="L2">
        <text:list-item>
          <text:p text:style-name="P13"><text:span text:style-name="T65">Search for the history of Caine. Learn from his actions.</text:span></text:p>
        </text:list-item>
        <text:list-item>
          <text:p text:style-name="P13"><text:span text:style-name="T65">Develop your willpower and predatory instinct. The Beast, like the rest of the vampiric form, may be mastered.</text:span></text:p>
        </text:list-item>
        <text:list-item>
          <text:p text:style-name="P13"><text:span text:style-name="T65">Take the vitae of the unworthy so that you may become closer to Caine. Temper this accrual with an understanding of your own potential so that you do not take the Curse for granted.</text:span></text:p>
        </text:list-item>
        <text:list-item>
          <text:p text:style-name="P13"><text:span text:style-name="T65">Adapt to the needs of your new condition; cast aside your lost humanity.</text:span></text:p>
        </text:list-item>
        <text:list-item>
          <text:p text:style-name="P13"><text:span text:style-name="T65">Study your abilities and the abilities of Caine to discover what belongs within you. Examine the limits and meanings of vampirism.</text:span></text:p>
        </text:list-item>
      </text:list>
      <text:h text:style-name="P215" text:outline-level="3">Hierarchy of Sin</text:h>
      <table:table table:name="Table1" table:style-name="Table1">
        <table:table-column table:style-name="Table1.A"/>
        <table:table-column table:style-name="Table1.B"/>
        <table:table-column table:style-name="Table1.C"/>
        <table:table-row>
          <table:table-cell table:style-name="Table1.A1" office:value-type="string">
            <text:p text:style-name="P180">10</text:p>
          </table:table-cell>
          <table:table-cell table:style-name="Table1.A1" office:value-type="string">
            <text:p text:style-name="P67"><text:span text:style-name="T139">Prioritizing personal goals over </text:span>research <text:span text:style-name="T139">and</text:span> study</text:p>
          </table:table-cell>
          <table:table-cell table:style-name="Table1.C1" office:value-type="string">
            <text:p text:style-name="P71">The search for truth requires dedication <text:span text:style-name="T40">each night.</text:span></text:p>
          </table:table-cell>
        </table:table-row>
        <table:table-row>
          <table:table-cell table:style-name="Table1.A2" office:value-type="string">
            <text:p text:style-name="P180">9</text:p>
          </table:table-cell>
          <table:table-cell table:style-name="Table1.A2" office:value-type="string">
            <text:p text:style-name="P92">Refusing to share your knowledge of Caine and his curse</text:p>
          </table:table-cell>
          <table:table-cell table:style-name="Table1.C2" office:value-type="string">
            <text:p text:style-name="P185">All vampires must have the opportunity to explore their potential.</text:p>
          </table:table-cell>
        </table:table-row>
        <table:table-row>
          <table:table-cell table:style-name="Table1.A2" office:value-type="string">
            <text:p text:style-name="P180">8</text:p>
          </table:table-cell>
          <table:table-cell table:style-name="Table1.A2" office:value-type="string">
            <text:p text:style-name="P77">Befriending, <text:span text:style-name="T165">aiding, or assisting</text:span> mortals</text:p>
          </table:table-cell>
          <table:table-cell table:style-name="Table1.C2" office:value-type="string">
            <text:p text:style-name="P185">Caine was separated from mortals, as all vampires should be.</text:p>
          </table:table-cell>
        </table:table-row>
        <table:table-row>
          <table:table-cell table:style-name="Table1.A2" office:value-type="string">
            <text:p text:style-name="P180">7</text:p>
          </table:table-cell>
          <table:table-cell table:style-name="Table1.A2" office:value-type="string">
            <text:p text:style-name="P103">Suffering a “humane” vampire to live</text:p>
          </table:table-cell>
          <table:table-cell table:style-name="Table1.C2" office:value-type="string">
            <text:p text:style-name="P190">Those who do not embrace their potential forfeit their potential.</text:p>
          </table:table-cell>
        </table:table-row>
        <table:table-row>
          <table:table-cell table:style-name="Table1.A2" office:value-type="string">
            <text:p text:style-name="P180">6</text:p>
          </table:table-cell>
          <table:table-cell table:style-name="Table1.A2" office:value-type="string">
            <text:p text:style-name="P92">Killing another vampire for convenience</text:p>
          </table:table-cell>
          <table:table-cell table:style-name="Table1.C2" office:value-type="string">
            <text:p text:style-name="P209">We learn nothing from the dead.</text:p>
          </table:table-cell>
        </table:table-row>
        <table:table-row>
          <table:table-cell table:style-name="Table1.A2" office:value-type="string">
            <text:p text:style-name="P180">5</text:p>
          </table:table-cell>
          <table:table-cell table:style-name="Table1.A2" office:value-type="string">
            <text:p text:style-name="P85"><text:span text:style-name="T137">Using tools when your powers would suffice</text:span><text:tab/></text:p>
          </table:table-cell>
          <table:table-cell table:style-name="Table1.C2" office:value-type="string">
            <text:p text:style-name="P208">Technology is the toy of humanity. <text:span text:style-name="T138">E</text:span>mbrace what Caine has given you.</text:p>
          </table:table-cell>
        </table:table-row>
        <table:table-row>
          <table:table-cell table:style-name="Table1.A2" office:value-type="string">
            <text:p text:style-name="P180">4</text:p>
          </table:table-cell>
          <table:table-cell table:style-name="Table1.A2" office:value-type="string">
            <text:p text:style-name="P104">Showing human <text:span text:style-name="T168">sentiment</text:span></text:p>
          </table:table-cell>
          <table:table-cell table:style-name="Table1.C2" office:value-type="string">
            <text:p text:style-name="P213">Discard all <text:span text:style-name="T167">your mortal frailty.</text:span></text:p>
          </table:table-cell>
        </table:table-row>
        <table:table-row>
          <table:table-cell table:style-name="Table1.A2" office:value-type="string">
            <text:p text:style-name="P180">3</text:p>
          </table:table-cell>
          <table:table-cell table:style-name="Table1.A2" office:value-type="string">
            <text:p text:style-name="P94">Conserving blood <text:span text:style-name="T164">when vessels are available</text:span></text:p>
          </table:table-cell>
          <table:table-cell table:style-name="Table1.C2" office:value-type="string">
            <text:p text:style-name="P210"><text:span text:style-name="T155">Drink deeply and revel in </text:span>your power.</text:p>
          </table:table-cell>
        </table:table-row>
        <table:table-row>
          <table:table-cell table:style-name="Table1.A2" office:value-type="string">
            <text:p text:style-name="P180">2</text:p>
          </table:table-cell>
          <table:table-cell table:style-name="Table1.A2" office:value-type="string">
            <text:p text:style-name="P93">Leaving behind or ignoring vampiric lore</text:p>
          </table:table-cell>
          <table:table-cell table:style-name="Table1.C2" office:value-type="string">
            <text:p text:style-name="P191">Every scrap of knowledge adds a piece to the puzzle of vampiric existence.</text:p>
          </table:table-cell>
        </table:table-row>
        <table:table-row>
          <table:table-cell table:style-name="Table1.A2" office:value-type="string">
            <text:p text:style-name="P180">1</text:p>
          </table:table-cell>
          <table:table-cell table:style-name="Table1.A2" office:value-type="string">
            <text:p text:style-name="P87">Denying vampiric needs (e.g. by delaying feeding)</text:p>
          </table:table-cell>
          <table:table-cell table:style-name="Table1.C2" office:value-type="string">
            <text:p text:style-name="P196">To be a vampire is to satisfy all your thirsts.</text:p>
          </table:table-cell>
        </table:table-row>
      </table:table>
      <text:h text:style-name="P3" text:outline-level="2"><text:soft-page-break/><text:span text:style-name="T45">Path of Cathari</text:span></text:h>
      <text:h text:style-name="P223" text:outline-level="3">Moves</text:h>
      <text:p text:style-name="P37"><text:span text:style-name="T1">Ride the Wave</text:span><text:bookmark text:name="page36R_mcid312"/><text:span text:style-name="T1"> – </text:span><text:span text:style-name="T24">D</text:span><text:span text:style-name="T80">irect your frenzy </text:span><text:span text:style-name="T75">by rolling </text:span><text:span text:style-name="T74">with </text:span><text:span text:style-name="T97">Path</text:span><text:span text:style-name="T99"> </text:span><text:span text:style-name="T114">before the Beast overwhelms you</text:span><text:span text:style-name="T74">.</text:span></text:p>
      <text:p text:style-name="P37"/>
      <text:p text:style-name="P151"><text:span text:style-name="T12">⚅ </text:span>On a 10+, <text:span text:style-name="T126">you </text:span>enter frenzy <text:span text:style-name="T126">with the </text:span>Condition <text:span text:style-name="T4">riding the wave.</text:span><text:span text:style-name="T74"> </text:span><text:span text:style-name="T83">Additionally, choose 1:</text:span></text:p>
      <text:list xml:id="list94018884296842" text:continue-list="list3464386265" text:style-name="L7">
        <text:list-item>
          <text:p text:style-name="P21"><text:span text:style-name="T74">You </text:span><text:span text:style-name="T93">briefly</text:span><text:span text:style-name="T74"> direct your </text:span><text:span text:style-name="T92">initial </text:span><text:span text:style-name="T74">rage </text:span><text:span text:style-name="T84">against </text:span><text:span text:style-name="T85">the</text:span><text:span text:style-name="T74"> inanimate, giving your allies a chance to flee.</text:span></text:p>
        </text:list-item>
        <text:list-item>
          <text:p text:style-name="P30"><text:span text:style-name="T74">You can end the frenzy by killing someone.</text:span></text:p>
        </text:list-item>
        <text:list-item>
          <text:p text:style-name="P26"><text:span text:style-name="T74">You quell the Beast when the frenzy ends.</text:span></text:p>
        </text:list-item>
      </text:list>
      <text:p text:style-name="P122"><text:span text:style-name="T12">⚅ </text:span>On a 7-9, <text:span text:style-name="T126">you enter frenzy with the Condition </text:span><text:span text:style-name="T6">riding the wave</text:span><text:span text:style-name="T83">.</text:span></text:p>
      <text:p text:style-name="P122"><text:span text:style-name="T99">⚅ </text:span><text:span text:style-name="T74">On a miss, you enter </text:span><text:span text:style-name="T4">uncontrolled frenzy</text:span><text:span text:style-name="T74">.</text:span></text:p>
      <text:p text:style-name="P37"><text:span text:style-name="T2"/></text:p>
      <text:p text:style-name="P43"><text:span text:style-name="T81">When </text:span><text:span text:style-name="T5">riding the wave</text:span><text:span text:style-name="T81">, you may choose the targets of your Beast’s wrath; </text:span><text:span text:style-name="T87">employ </text:span><text:span text:style-name="T88">weapons </text:span><text:span text:style-name="T95">already in your hands; use </text:span><text:span text:style-name="T89">physical </text:span><text:span text:style-name="T88">disciplines; </text:span><text:span text:style-name="T96">and </text:span><text:span text:style-name="T90">avoid </text:span><text:span text:style-name="T91">obvious </text:span><text:span text:style-name="T90">danger while closing the distance</text:span><text:span text:style-name="T86">. </text:span><text:span text:style-name="T89">Additionally, y</text:span><text:span text:style-name="T82">ou can end the frenzy by drinking your fill of blood.</text:span></text:p>
      <text:p text:style-name="P24"><text:span text:style-name="T2"/></text:p>
      <text:p text:style-name="P24"><text:span text:style-name="T2">Resist </text:span><text:span text:style-name="T3">Rö</text:span><text:span text:style-name="T1">tschreck</text:span><text:bookmark text:name="page36R_mcid611"/><text:span text:style-name="T1">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24"/>
      <text:p text:style-name="P141"><text:span text:style-name="T12">⚅ On a 10+, you don’t succumb to rötschreck and you quell the </text:span><text:span text:style-name="T27">B</text:span><text:span text:style-name="T12">east. </text:span></text:p>
      <text:p text:style-name="P115"><text:span text:style-name="T12">⚅ On a 7-9, you don’t succumb to rötschreck. </text:span></text:p>
      <text:p text:style-name="P115"><text:span text:style-name="T12">⚅ On a miss, you enter rötschreck.</text:span></text:p>
      <text:p text:style-name="P115"><text:span text:style-name="T46"/></text:p>
      <text:p text:style-name="P171"><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6"><text:span text:style-name="T97"/></text:p>
      <text:p text:style-name="P143"><text:span text:style-name="T12">⚅ On a 10+, </text:span><text:span text:style-name="T20">you feel real remorse, contrition, or guilt for your actions</text:span><text:span text:style-name="T18">. </text:span><text:span text:style-name="T21">Show it.</text:span></text:p>
      <text:p text:style-name="P117"><text:span text:style-name="T12">⚅ On a 7-9, </text:span><text:span text:style-name="T19">the Beast stirs. </text:span><text:span text:style-name="T30">You feel shame or embarrassment.</text:span></text:p>
      <text:p text:style-name="P132"><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3">lost or </text:span><text:span text:style-name="T107">empty </text:span><text:span text:style-name="T108">inside</text:span><text:span text:style-name="T107">. </text:span></text:p>
      <text:p text:style-name="P128"><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17"/>
      <text:p text:style-name="P172"><text:span text:style-name="T12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3"><text:span text:style-name="T110"/></text:p>
      <text:p text:style-name="P163"><text:span text:style-name="T111">If you </text:span><text:span text:style-name="T115">currently </text:span><text:span text:style-name="T111">have </text:span><text:span text:style-name="T10">seeking </text:span><text:span text:style-name="T112">○</text:span><text:span text:style-name="T111">:</text:span></text:p>
      <text:list xml:id="list94018080890863" text:continue-list="list94017996783099" text:style-name="L9">
        <text:list-item>
          <text:p text:style-name="P59"><text:span text:style-name="T55">Y</text:span><text:span text:style-name="T50">ou are actively looking for understanding and meaning in your path.</text:span></text:p>
        </text:list-item>
        <text:list-item>
          <text:p text:style-name="P54"><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56"><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54"><text:span text:style-name="T58">Y</text:span><text:span text:style-name="T51">ou </text:span><text:span text:style-name="T59">can</text:span><text:span text:style-name="T51"> spend </text:span><text:span text:style-name="T57">an earned character advance to increase your Path rating.</text:span></text:p>
        </text:list-item>
      </text:list>
      <text:h text:style-name="P220" text:outline-level="3"/>
      <text:h text:style-name="P234" text:outline-level="3"><text:span text:style-name="T64">Ethics</text:span></text:h>
      <text:list xml:id="list716838400" text:style-name="L3">
        <text:list-item>
          <text:p text:style-name="P14"><text:span text:style-name="T66">Indulge in vice. Wealth, sensuality, and material power are hallmarks of the physical world.</text:span></text:p>
        </text:list-item>
        <text:list-item>
          <text:p text:style-name="P14"><text:span text:style-name="T66">Lead others to temptation. It is your role to promote depravity.</text:span></text:p>
        </text:list-item>
        <text:list-item>
          <text:p text:style-name="P14"><text:span text:style-name="T66">Grant the Curse of Caine to those with great passion. Undeath is an evil curse, but those with great conviction can use it well.</text:span></text:p>
        </text:list-item>
        <text:list-item>
          <text:p text:style-name="P14"><text:span text:style-name="T66">The entire material world and its denizens are corrupt. Expect betrayal and wickedness.</text:span></text:p>
        </text:list-item>
        <text:list-item>
          <text:p text:style-name="P14"><text:span text:style-name="T66">Your role as a creature of evil is predestined. Accept it and fulfill your purpose.</text:span></text:p>
        </text:list-item>
        <text:list-item>
          <text:p text:style-name="P14"><text:span text:style-name="T66">Death simply leads to reincarnation. Mortals return after you kill them. However, you should avoid Final Death, since you will return as a mortal if you die.</text:span></text:p>
        </text:list-item>
      </text:list>
      <text:h text:style-name="P216" text:outline-level="3">Hierarchy of Sin</text:h>
      <table:table table:name="Table3" table:style-name="Table3">
        <table:table-column table:style-name="Table3.A"/>
        <table:table-column table:style-name="Table3.B"/>
        <table:table-column table:style-name="Table3.C"/>
        <table:table-row>
          <table:table-cell table:style-name="Table3.A1" office:value-type="string">
            <text:p text:style-name="P181">10</text:p>
          </table:table-cell>
          <table:table-cell table:style-name="Table3.A1" office:value-type="string">
            <text:p text:style-name="P68">Exercising restraint</text:p>
          </table:table-cell>
          <table:table-cell table:style-name="Table3.C1" office:value-type="string">
            <text:p text:style-name="P72">One’s purpose is excess, not moderation.</text:p>
          </table:table-cell>
        </table:table-row>
        <table:table-row>
          <table:table-cell table:style-name="Table3.A2" office:value-type="string">
            <text:p text:style-name="P181">9</text:p>
          </table:table-cell>
          <table:table-cell table:style-name="Table3.A2" office:value-type="string">
            <text:p text:style-name="P79">Showing trust</text:p>
          </table:table-cell>
          <table:table-cell table:style-name="Table3.C2" office:value-type="string">
            <text:p text:style-name="P186">Use or be used.</text:p>
          </table:table-cell>
        </table:table-row>
        <table:table-row>
          <table:table-cell table:style-name="Table3.A2" office:value-type="string">
            <text:p text:style-name="P181">8</text:p>
          </table:table-cell>
          <table:table-cell table:style-name="Table3.A2" office:value-type="string">
            <text:p text:style-name="P95">Embracing the mediocre</text:p>
          </table:table-cell>
          <table:table-cell table:style-name="Table3.C2" office:value-type="string">
            <text:p text:style-name="P186">The depraved can serve evil better as vampires; the virtuous can be overcome by the Curse.</text:p>
          </table:table-cell>
        </table:table-row>
        <table:table-row>
          <table:table-cell table:style-name="Table3.A2" office:value-type="string">
            <text:p text:style-name="P181">7</text:p>
          </table:table-cell>
          <table:table-cell table:style-name="Table3.A2" office:value-type="string">
            <text:p text:style-name="P95">Allying yourself with the champions of light for any reason</text:p>
          </table:table-cell>
          <table:table-cell table:style-name="Table3.C2" office:value-type="string">
            <text:p text:style-name="P211">Do not aid our enemies in their agenda. There is always a<text:span text:style-name="T156">nother</text:span> path to corruption.</text:p>
          </table:table-cell>
        </table:table-row>
        <table:table-row>
          <table:table-cell table:style-name="Table3.A2" office:value-type="string">
            <text:p text:style-name="P181">6</text:p>
          </table:table-cell>
          <table:table-cell table:style-name="Table3.A2" office:value-type="string">
            <text:p text:style-name="P79">Acting against another <text:span text:style-name="T157">corrupter</text:span></text:p>
          </table:table-cell>
          <table:table-cell table:style-name="Table3.C2" office:value-type="string">
            <text:p text:style-name="P186">Those of like purpose should fulfill that purpose, not quarrel among themselves.</text:p>
          </table:table-cell>
        </table:table-row>
        <table:table-row>
          <table:table-cell table:style-name="Table3.A2" office:value-type="string">
            <text:p text:style-name="P181">5</text:p>
          </table:table-cell>
          <table:table-cell table:style-name="Table3.A2" office:value-type="string">
            <text:p text:style-name="P105">Self-indulgent killing</text:p>
          </table:table-cell>
          <table:table-cell table:style-name="Table3.C2" office:value-type="string">
            <text:p text:style-name="P186">Murder <text:span text:style-name="T159">may feel delicious, but </text:span>dead men cannot sully their souls.</text:p>
          </table:table-cell>
        </table:table-row>
        <table:table-row>
          <table:table-cell table:style-name="Table3.A2" office:value-type="string">
            <text:p text:style-name="P181">4</text:p>
          </table:table-cell>
          <table:table-cell table:style-name="Table3.A2" office:value-type="string">
            <text:p text:style-name="P79">Sacrificing gratification for someone else’s convenience</text:p>
          </table:table-cell>
          <table:table-cell table:style-name="Table3.C2" office:value-type="string">
            <text:p text:style-name="P186">Promote physical pleasures, not altruistic achievements.<text:tab/></text:p>
          </table:table-cell>
        </table:table-row>
        <table:table-row>
          <table:table-cell table:style-name="Table3.A2" office:value-type="string">
            <text:p text:style-name="P181">3</text:p>
          </table:table-cell>
          <table:table-cell table:style-name="Table3.A2" office:value-type="string">
            <text:p text:style-name="P106">Temperance</text:p>
          </table:table-cell>
          <table:table-cell table:style-name="Table3.C2" office:value-type="string">
            <text:p text:style-name="P192">The material world is a place for the gratification of the flesh.</text:p>
          </table:table-cell>
        </table:table-row>
        <table:table-row>
          <table:table-cell table:style-name="Table3.A2" office:value-type="string">
            <text:p text:style-name="P181">2</text:p>
          </table:table-cell>
          <table:table-cell table:style-name="Table3.A2" office:value-type="string">
            <text:p text:style-name="P88"><text:span text:style-name="T158">Casual or a</text:span>rbitrary killing</text:p>
          </table:table-cell>
          <table:table-cell table:style-name="Table3.C2" office:value-type="string">
            <text:p text:style-name="P192"><text:span text:style-name="T160">Let them live a full life that they may damn themselves</text:span>.</text:p>
          </table:table-cell>
        </table:table-row>
        <table:table-row>
          <table:table-cell table:style-name="Table3.A2" office:value-type="string">
            <text:p text:style-name="P181">1</text:p>
          </table:table-cell>
          <table:table-cell table:style-name="Table3.A2" office:value-type="string">
            <text:p text:style-name="P88">Encouraging others to exercise restraint</text:p>
          </table:table-cell>
          <table:table-cell table:style-name="Table3.C2" office:value-type="string">
            <text:p text:style-name="P197">Vampires are creatures of evil; the vampire’s purpose is to corrupt, not save</text:p>
          </table:table-cell>
        </table:table-row>
      </table:table>
      <text:h text:style-name="P4" text:outline-level="2"><text:soft-page-break/><text:span text:style-name="T45">Path of the Feral Heart</text:span></text:h>
      <text:h text:style-name="P224" text:outline-level="3">Moves</text:h>
      <text:p text:style-name="P38"><text:span text:style-name="T1">Ride the Wave</text:span><text:bookmark text:name="page36R_mcid313"/><text:span text:style-name="T1"> – </text:span><text:span text:style-name="T24">D</text:span><text:span text:style-name="T80">irect your frenzy </text:span><text:span text:style-name="T75">by rolling </text:span><text:span text:style-name="T74">with </text:span><text:span text:style-name="T97">Path</text:span><text:span text:style-name="T99"> </text:span><text:span text:style-name="T114">before the Beast overwhelms you</text:span><text:span text:style-name="T74">.</text:span></text:p>
      <text:p text:style-name="P38"/>
      <text:p text:style-name="P152"><text:span text:style-name="T12">⚅ </text:span>On a 10+, <text:span text:style-name="T126">you </text:span>enter frenzy <text:span text:style-name="T126">with the </text:span>Condition <text:span text:style-name="T4">riding the wave.</text:span><text:span text:style-name="T74"> </text:span><text:span text:style-name="T83">Additionally, choose 1:</text:span></text:p>
      <text:list xml:id="list94017463019095" text:continue-list="list94018884296842" text:style-name="L7">
        <text:list-item>
          <text:p text:style-name="P22"><text:span text:style-name="T74">You </text:span><text:span text:style-name="T93">briefly</text:span><text:span text:style-name="T74"> direct your </text:span><text:span text:style-name="T92">initial </text:span><text:span text:style-name="T74">rage </text:span><text:span text:style-name="T84">against </text:span><text:span text:style-name="T85">the</text:span><text:span text:style-name="T74"> inanimate, giving your allies a chance to flee.</text:span></text:p>
        </text:list-item>
        <text:list-item>
          <text:p text:style-name="P31"><text:span text:style-name="T74">You can end the frenzy by killing someone.</text:span></text:p>
        </text:list-item>
        <text:list-item>
          <text:p text:style-name="P27"><text:span text:style-name="T74">You quell the Beast when the frenzy ends.</text:span></text:p>
        </text:list-item>
      </text:list>
      <text:p text:style-name="P123"><text:span text:style-name="T12">⚅ </text:span>On a 7-9, <text:span text:style-name="T126">you enter frenzy with the Condition </text:span><text:span text:style-name="T6">riding the wave</text:span><text:span text:style-name="T83">.</text:span></text:p>
      <text:p text:style-name="P123"><text:span text:style-name="T99">⚅ </text:span><text:span text:style-name="T74">On a miss, you enter </text:span><text:span text:style-name="T4">uncontrolled frenzy</text:span><text:span text:style-name="T74">.</text:span></text:p>
      <text:p text:style-name="P38"><text:span text:style-name="T2"/></text:p>
      <text:p text:style-name="P44"><text:span text:style-name="T81">When </text:span><text:span text:style-name="T5">riding the wave</text:span><text:span text:style-name="T81">, you may choose the targets of your Beast’s wrath; </text:span><text:span text:style-name="T87">employ </text:span><text:span text:style-name="T88">weapons </text:span><text:span text:style-name="T95">already in your hands; use </text:span><text:span text:style-name="T89">physical </text:span><text:span text:style-name="T88">disciplines; </text:span><text:span text:style-name="T96">and </text:span><text:span text:style-name="T90">avoid </text:span><text:span text:style-name="T91">obvious </text:span><text:span text:style-name="T90">danger while closing the distance</text:span><text:span text:style-name="T86">. </text:span><text:span text:style-name="T89">Additionally, y</text:span><text:span text:style-name="T82">ou can end the frenzy by drinking your fill of blood.</text:span></text:p>
      <text:p text:style-name="P33"><text:span text:style-name="T2"/></text:p>
      <text:p text:style-name="P33"><text:span text:style-name="T2">Resist </text:span><text:span text:style-name="T3">Rö</text:span><text:span text:style-name="T1">tschreck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33"/>
      <text:p text:style-name="P144"><text:span text:style-name="T12">⚅ On a 10+, you don’t succumb to rötschreck and you quell the </text:span><text:span text:style-name="T27">B</text:span><text:span text:style-name="T12">east. </text:span></text:p>
      <text:p text:style-name="P118"><text:span text:style-name="T12">⚅ On a 7-9, you don’t succumb to rötschreck. </text:span></text:p>
      <text:p text:style-name="P118"><text:span text:style-name="T12">⚅ On a miss, you enter rötschreck.</text:span></text:p>
      <text:p text:style-name="P118"><text:span text:style-name="T46"/></text:p>
      <text:p text:style-name="P173"><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7"><text:span text:style-name="T97"/></text:p>
      <text:p text:style-name="P144"><text:span text:style-name="T12">⚅ On a 10+, </text:span><text:span text:style-name="T20">you feel real remorse, contrition, or guilt for your actions</text:span><text:span text:style-name="T18">. </text:span><text:span text:style-name="T21">Show it.</text:span></text:p>
      <text:p text:style-name="P118"><text:span text:style-name="T12">⚅ On a 7-9, </text:span><text:span text:style-name="T19">the Beast stirs. </text:span><text:span text:style-name="T30">You feel shame or embarrassment.</text:span></text:p>
      <text:p text:style-name="P133"><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3">lost or </text:span><text:span text:style-name="T107">empty </text:span><text:span text:style-name="T108">inside</text:span><text:span text:style-name="T107">. </text:span></text:p>
      <text:p text:style-name="P129"><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18"/>
      <text:p text:style-name="P174"><text:span text:style-name="T12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4"><text:span text:style-name="T110"/></text:p>
      <text:p text:style-name="P164"><text:span text:style-name="T111">If you </text:span><text:span text:style-name="T115">currently </text:span><text:span text:style-name="T111">have </text:span><text:span text:style-name="T10">seeking </text:span><text:span text:style-name="T112">○</text:span><text:span text:style-name="T111">:</text:span></text:p>
      <text:list xml:id="list2380721523" text:style-name="L10">
        <text:list-item>
          <text:p text:style-name="P60"><text:span text:style-name="T55">Y</text:span><text:span text:style-name="T50">ou are actively looking for understanding and meaning in your path.</text:span></text:p>
        </text:list-item>
        <text:list-item>
          <text:p text:style-name="P63"><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63"><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63"><text:span text:style-name="T58">Y</text:span><text:span text:style-name="T51">ou </text:span><text:span text:style-name="T59">can</text:span><text:span text:style-name="T51"> spend </text:span><text:span text:style-name="T57">an earned character advance to increase your Path rating.</text:span></text:p>
        </text:list-item>
      </text:list>
      <text:h text:style-name="P228" text:outline-level="3"/>
      <text:h text:style-name="P235" text:outline-level="3"><text:span text:style-name="T64">Ethics</text:span></text:h>
      <text:list xml:id="list2714885214" text:style-name="L11">
        <text:list-item>
          <text:p text:style-name="P46"><text:span text:style-name="T66">Survival is your first concern. Politics or technology simply get in the way of the hunt.</text:span></text:p>
        </text:list-item>
        <text:list-item>
          <text:p text:style-name="P46"><text:span text:style-name="T66">Learn to strike a balance with your Beast. Engage in the brutal actions necessary to survive, but retain your intelligence and cunning.</text:span></text:p>
        </text:list-item>
        <text:list-item>
          <text:p text:style-name="P46"><text:span text:style-name="T66">The “natural world” is an illusion. All things must live according to their forms, and even civilization is natural because it is the form of humanity.</text:span></text:p>
        </text:list-item>
        <text:list-item>
          <text:p text:style-name="P46"><text:span text:style-name="T66">Although fire can kill you, you must master your fear so that you can kill those who would use it against you.</text:span></text:p>
        </text:list-item>
        <text:list-item>
          <text:p text:style-name="P46"><text:span text:style-name="T66">Whether running alone or with a pack, your loyalties must be absolute. You have no time for shifting allegiances.</text:span></text:p>
        </text:list-item>
      </text:list>
      <text:h text:style-name="P217" text:outline-level="3">Hierarchy of Sin</text:h>
      <table:table table:name="Table4" table:style-name="Table4">
        <table:table-column table:style-name="Table4.A"/>
        <table:table-column table:style-name="Table4.B"/>
        <table:table-column table:style-name="Table4.C"/>
        <table:table-row>
          <table:table-cell table:style-name="Table4.A1" office:value-type="string">
            <text:p text:style-name="P182">10</text:p>
          </table:table-cell>
          <table:table-cell table:style-name="Table4.A1" office:value-type="string">
            <text:p text:style-name="P69">Hunting with means other than your own vampiric powers</text:p>
          </table:table-cell>
          <table:table-cell table:style-name="Table4.C1" office:value-type="string">
            <text:p text:style-name="P73">The perfect hunter needs no tools.</text:p>
          </table:table-cell>
        </table:table-row>
        <table:table-row>
          <table:table-cell table:style-name="Table4.A2" office:value-type="string">
            <text:p text:style-name="P182">9</text:p>
          </table:table-cell>
          <table:table-cell table:style-name="Table4.A2" office:value-type="string">
            <text:p text:style-name="P80">Engaging in politics</text:p>
          </table:table-cell>
          <table:table-cell table:style-name="Table4.C2" office:value-type="string">
            <text:p text:style-name="P187">Political struggles do not yield sustenance.</text:p>
          </table:table-cell>
        </table:table-row>
        <table:table-row>
          <table:table-cell table:style-name="Table4.A2" office:value-type="string">
            <text:p text:style-name="P182">8</text:p>
          </table:table-cell>
          <table:table-cell table:style-name="Table4.A2" office:value-type="string">
            <text:p text:style-name="P80">R<text:span text:style-name="T174">isking the Banes,</text:span> except to kill an enemy</text:p>
          </table:table-cell>
          <table:table-cell table:style-name="Table4.C2" office:value-type="string">
            <text:p text:style-name="P187">There is no sense in courting Final Death.</text:p>
          </table:table-cell>
        </table:table-row>
        <table:table-row>
          <table:table-cell table:style-name="Table4.A2" office:value-type="string">
            <text:p text:style-name="P182">7</text:p>
          </table:table-cell>
          <table:table-cell table:style-name="Table4.A2" office:value-type="string">
            <text:p text:style-name="P83"><text:span text:style-name="T170">Cruelty and torture</text:span></text:p>
          </table:table-cell>
          <table:table-cell table:style-name="Table4.C2" office:value-type="string">
            <text:p text:style-name="P187">Death is natural; feeding is natural. Torture and <text:tab/><text:tab/></text:p>
            <text:p text:style-name="P187">cruelty are not.</text:p>
          </table:table-cell>
        </table:table-row>
        <table:table-row>
          <table:table-cell table:style-name="Table4.A2" office:value-type="string">
            <text:p text:style-name="P182">6</text:p>
          </table:table-cell>
          <table:table-cell table:style-name="Table4.A2" office:value-type="string">
            <text:p text:style-name="P80"><text:span text:style-name="T141">Delaying your </text:span>hunt when hungry</text:p>
          </table:table-cell>
          <table:table-cell table:style-name="Table4.C2" office:value-type="string">
            <text:p text:style-name="P187">The vampire’s purpose is to feed.</text:p>
          </table:table-cell>
        </table:table-row>
        <table:table-row>
          <table:table-cell table:style-name="Table4.A2" office:value-type="string">
            <text:p text:style-name="P182">5</text:p>
          </table:table-cell>
          <table:table-cell table:style-name="Table4.A2" office:value-type="string">
            <text:p text:style-name="P96">Ignoring a<text:span text:style-name="T143">n ally’s</text:span> call for aid</text:p>
          </table:table-cell>
          <table:table-cell table:style-name="Table4.C2" office:value-type="string">
            <text:p text:style-name="P187">Support your family, and it will support you.</text:p>
          </table:table-cell>
        </table:table-row>
        <table:table-row>
          <table:table-cell table:style-name="Table4.A2" office:value-type="string">
            <text:p text:style-name="P182">4</text:p>
          </table:table-cell>
          <table:table-cell table:style-name="Table4.A2" office:value-type="string">
            <text:p text:style-name="P80">Killing without need</text:p>
          </table:table-cell>
          <table:table-cell table:style-name="Table4.C2" office:value-type="string">
            <text:p text:style-name="P187">A dead vessel may not be fed from in the future.<text:tab/></text:p>
          </table:table-cell>
        </table:table-row>
        <table:table-row>
          <table:table-cell table:style-name="Table4.A2" office:value-type="string">
            <text:p text:style-name="P182">3</text:p>
          </table:table-cell>
          <table:table-cell table:style-name="Table4.A2" office:value-type="string">
            <text:p text:style-name="P80"><text:span text:style-name="T142">Ignoring</text:span> one’s instincts</text:p>
          </table:table-cell>
          <table:table-cell table:style-name="Table4.C2" office:value-type="string">
            <text:p text:style-name="P193">Instinct is the basis of predatory nature.</text:p>
          </table:table-cell>
        </table:table-row>
        <table:table-row>
          <table:table-cell table:style-name="Table4.A2" office:value-type="string">
            <text:p text:style-name="P182">2</text:p>
          </table:table-cell>
          <table:table-cell table:style-name="Table4.A2" office:value-type="string">
            <text:p text:style-name="P89">Killing a creature other than for</text:p>
            <text:p text:style-name="P89">survival</text:p>
          </table:table-cell>
          <table:table-cell table:style-name="Table4.C2" office:value-type="string">
            <text:p text:style-name="P193">A kill’s purpose is sustenance.</text:p>
          </table:table-cell>
        </table:table-row>
        <table:table-row>
          <table:table-cell table:style-name="Table4.A2" office:value-type="string">
            <text:p text:style-name="P182">1</text:p>
          </table:table-cell>
          <table:table-cell table:style-name="Table4.A2" office:value-type="string">
            <text:p text:style-name="P89">Refusing to kill to survive</text:p>
          </table:table-cell>
          <table:table-cell table:style-name="Table4.C2" office:value-type="string">
            <text:p text:style-name="P198">Vampires are hunters; everyone else is the hunted.</text:p>
          </table:table-cell>
        </table:table-row>
      </table:table>
      <text:h text:style-name="P5" text:outline-level="2"/>
      <text:h text:style-name="P6" text:outline-level="2"><text:span text:style-name="T45">Path of Honorable Accord</text:span></text:h>
      <text:h text:style-name="P225" text:outline-level="3">Moves</text:h>
      <text:p text:style-name="P35"><text:span text:style-name="T1">Resist Frenzy</text:span><text:bookmark text:name="page36R_mcid22"/><text:span text:style-name="T1"> – </text:span><text:span text:style-name="T16">When frenzy looms, </text:span><text:span text:style-name="T17">r</text:span><text:span text:style-name="T74">esist </text:span><text:span text:style-name="T77">and </text:span><text:span text:style-name="T78">suppress</text:span><text:span text:style-name="T77"> </text:span><text:span text:style-name="T79">it </text:span><text:span text:style-name="T76">by</text:span><text:span text:style-name="T74"> roll</text:span><text:span text:style-name="T76">ing</text:span><text:span text:style-name="T74"> with </text:span><text:span text:style-name="T97">Path</text:span><text:span text:style-name="T74">.</text:span></text:p>
      <text:p text:style-name="P41"/>
      <text:p text:style-name="P148"><text:span text:style-name="T12">⚅ </text:span>On a 10+, you don’t succumb to frenzy and you quell the Beast. </text:p>
      <text:p text:style-name="P120"><text:span text:style-name="T12">⚅ </text:span>On a 7-9, you don’t succumb to frenzy. </text:p>
      <text:p text:style-name="P120"><text:span text:style-name="T121">⚅ </text:span><text:span text:style-name="T94">On a miss, you enter </text:span><text:span text:style-name="T7">uncontrolled </text:span><text:span text:style-name="T8">frenzy</text:span><text:span text:style-name="T94">.</text:span></text:p>
      <text:p text:style-name="P34"><text:span text:style-name="T2"/></text:p>
      <text:p text:style-name="P34"><text:span text:style-name="T2">Resist </text:span><text:span text:style-name="T3">Rö</text:span><text:span text:style-name="T1">tschreck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34"/>
      <text:p text:style-name="P146"><text:span text:style-name="T12">⚅ On a 10+, you don’t succumb to rötschreck and you quell the </text:span><text:span text:style-name="T27">B</text:span><text:span text:style-name="T12">east. </text:span></text:p>
      <text:p text:style-name="P119"><text:span text:style-name="T12">⚅ On a 7-9, you don’t succumb to rötschreck. </text:span></text:p>
      <text:p text:style-name="P119"><text:span text:style-name="T12">⚅ On a miss, you enter rötschreck.</text:span></text:p>
      <text:p text:style-name="P119"><text:span text:style-name="T46"/></text:p>
      <text:p text:style-name="P175"><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8"><text:span text:style-name="T97"/></text:p>
      <text:p text:style-name="P146"><text:span text:style-name="T12">⚅ On a 10+, </text:span><text:span text:style-name="T20">you feel real remorse, contrition, or guilt for your actions</text:span><text:span text:style-name="T18">. </text:span><text:span text:style-name="T21">Show it.</text:span></text:p>
      <text:p text:style-name="P119"><text:span text:style-name="T12">⚅ On a 7-9, </text:span><text:span text:style-name="T19">the Beast stirs. </text:span><text:span text:style-name="T30">You feel shame or embarrassment.</text:span></text:p>
      <text:p text:style-name="P134"><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3">lost or </text:span><text:span text:style-name="T107">empty </text:span><text:span text:style-name="T108">inside</text:span><text:span text:style-name="T107">. </text:span></text:p>
      <text:p text:style-name="P130"><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19"/>
      <text:p text:style-name="P176"><text:span text:style-name="T12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5"><text:span text:style-name="T110"/></text:p>
      <text:p text:style-name="P165"><text:span text:style-name="T111">If you </text:span><text:span text:style-name="T115">currently </text:span><text:span text:style-name="T111">have </text:span><text:span text:style-name="T10">seeking </text:span><text:span text:style-name="T112">○</text:span><text:span text:style-name="T111">:</text:span></text:p>
      <text:list xml:id="list1700926803" text:style-name="L12">
        <text:list-item>
          <text:p text:style-name="P61"><text:span text:style-name="T55">Y</text:span><text:span text:style-name="T50">ou are actively looking for understanding and meaning in your path.</text:span></text:p>
        </text:list-item>
        <text:list-item>
          <text:p text:style-name="P64"><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64"><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64"><text:span text:style-name="T58">Y</text:span><text:span text:style-name="T51">ou </text:span><text:span text:style-name="T59">can</text:span><text:span text:style-name="T51"> spend </text:span><text:span text:style-name="T57">an earned character advance to increase your Path rating.</text:span></text:p>
        </text:list-item>
      </text:list>
      <text:h text:style-name="P229" text:outline-level="3"/>
      <text:h text:style-name="P236" text:outline-level="3"><text:span text:style-name="T64">Ethics</text:span></text:h>
      <text:list xml:id="list2685004612" text:style-name="L13">
        <text:list-item>
          <text:p text:style-name="P47"><text:span text:style-name="T66">Always keep your word and honor your agreements. </text:span><text:span text:style-name="T69">Pay your debts, whether </text:span><text:span text:style-name="T70">they’re owed </text:span><text:span text:style-name="T69">in gold or blood.</text:span></text:p>
        </text:list-item>
        <text:list-item>
          <text:p text:style-name="P47"><text:span text:style-name="T66">Never show cowardice. Overcome your fears.</text:span></text:p>
        </text:list-item>
        <text:list-item>
          <text:p text:style-name="P50"><text:span text:style-name="T66">Respect the Law of Hospitality, </text:span><text:span text:style-name="T67">which </text:span><text:span text:style-name="T71">is</text:span><text:span text:style-name="T67"> as old as </text:span><text:span text:style-name="T68">the First City itself.</text:span></text:p>
        </text:list-item>
        <text:list-item>
          <text:p text:style-name="P47"><text:span text:style-name="T66">Duty comes before personal matters.</text:span></text:p>
        </text:list-item>
        <text:list-item>
          <text:p text:style-name="P47"><text:span text:style-name="T66">Treat your equals and betters fairly and equitably. The dishonorable are beneath your contempt.</text:span></text:p>
        </text:list-item>
        <text:list-item>
          <text:p text:style-name="P47"><text:span text:style-name="T66">Support your comrades-at-arms in all things, except where they counsel treachery.</text:span></text:p>
        </text:list-item>
      </text:list>
      <text:h text:style-name="P218" text:outline-level="3">Hierarchy of Sin</text:h>
      <table:table table:name="Table5" table:style-name="Table5">
        <table:table-column table:style-name="Table5.A"/>
        <table:table-column table:style-name="Table5.B"/>
        <table:table-column table:style-name="Table5.C"/>
        <table:table-row>
          <table:table-cell table:style-name="Table5.A1" office:value-type="string">
            <text:p text:style-name="P183">10</text:p>
          </table:table-cell>
          <table:table-cell table:style-name="Table5.A1" office:value-type="string">
            <text:p text:style-name="P98"><text:span text:style-name="T144">Violating </text:span>any rule or precept of <text:span text:style-name="T152">a group you swear allegiance to</text:span></text:p>
          </table:table-cell>
          <table:table-cell table:style-name="Table5.C1" office:value-type="string">
            <text:p text:style-name="P74">True duty to a cause requires sterling character.</text:p>
          </table:table-cell>
        </table:table-row>
        <table:table-row>
          <table:table-cell table:style-name="Table5.A2" office:value-type="string">
            <text:p text:style-name="P183">9</text:p>
          </table:table-cell>
          <table:table-cell table:style-name="Table5.A2" office:value-type="string">
            <text:p text:style-name="P99">Leaving a visitor on your doorstep <text:span text:style-name="T151">without inviting them in</text:span></text:p>
          </table:table-cell>
          <table:table-cell table:style-name="Table5.C2" office:value-type="string">
            <text:p text:style-name="P188">Hospitality and generosity are the wealth of the soul.</text:p>
          </table:table-cell>
        </table:table-row>
        <table:table-row>
          <table:table-cell table:style-name="Table5.A2" office:value-type="string">
            <text:p text:style-name="P183">8</text:p>
          </table:table-cell>
          <table:table-cell table:style-name="Table5.A2" office:value-type="string">
            <text:p text:style-name="P81">Associating with the dishonorable</text:p>
          </table:table-cell>
          <table:table-cell table:style-name="Table5.C2" office:value-type="string">
            <text:p text:style-name="P188">Serve as an example, but do not be dragged into pettiness.</text:p>
          </table:table-cell>
        </table:table-row>
        <table:table-row>
          <table:table-cell table:style-name="Table5.A2" office:value-type="string">
            <text:p text:style-name="P183">7</text:p>
          </table:table-cell>
          <table:table-cell table:style-name="Table5.A2" office:value-type="string">
            <text:p text:style-name="P97">Ignoring your group’s rituals</text:p>
          </table:table-cell>
          <table:table-cell table:style-name="Table5.C2" office:value-type="string">
            <text:p text:style-name="P188">Tradition and ritual are important parts of heritage.</text:p>
          </table:table-cell>
        </table:table-row>
        <table:table-row>
          <table:table-cell table:style-name="Table5.A2" office:value-type="string">
            <text:p text:style-name="P183">6</text:p>
          </table:table-cell>
          <table:table-cell table:style-name="Table5.A2" office:value-type="string">
            <text:p text:style-name="P99"><text:span text:style-name="T145">Offending </text:span>your <text:span text:style-name="T145">host </text:span>as a guest</text:p>
          </table:table-cell>
          <table:table-cell table:style-name="Table5.C2" office:value-type="string">
            <text:p text:style-name="P212">The true duties of a guest rise above mere obligation.</text:p>
          </table:table-cell>
        </table:table-row>
        <table:table-row>
          <table:table-cell table:style-name="Table5.A2" office:value-type="string">
            <text:p text:style-name="P183">5</text:p>
          </table:table-cell>
          <table:table-cell table:style-name="Table5.A2" office:value-type="string">
            <text:p text:style-name="P100">Ignoring an ally’s call for aid</text:p>
          </table:table-cell>
          <table:table-cell table:style-name="Table5.C2" office:value-type="string">
            <text:p text:style-name="P188">Defend those who are worthy of your esteem.</text:p>
          </table:table-cell>
        </table:table-row>
        <table:table-row>
          <table:table-cell table:style-name="Table5.A2" office:value-type="string">
            <text:p text:style-name="P183">4</text:p>
          </table:table-cell>
          <table:table-cell table:style-name="Table5.A2" office:value-type="string">
            <text:p text:style-name="P81">Placing personal concerns over duty</text:p>
          </table:table-cell>
          <table:table-cell table:style-name="Table5.C2" office:value-type="string">
            <text:p text:style-name="P188">Duty is the vampire’s purpose.<text:tab/></text:p>
          </table:table-cell>
        </table:table-row>
        <table:table-row>
          <table:table-cell table:style-name="Table5.A2" office:value-type="string">
            <text:p text:style-name="P183">3</text:p>
          </table:table-cell>
          <table:table-cell table:style-name="Table5.A2" office:value-type="string">
            <text:p text:style-name="P81">Showing cowardice</text:p>
          </table:table-cell>
          <table:table-cell table:style-name="Table5.C2" office:value-type="string">
            <text:p text:style-name="P194">Honor lies in fighting for a cause, not in fleeing it.</text:p>
          </table:table-cell>
        </table:table-row>
        <table:table-row>
          <table:table-cell table:style-name="Table5.A2" office:value-type="string">
            <text:p text:style-name="P183">2</text:p>
          </table:table-cell>
          <table:table-cell table:style-name="Table5.A2" office:value-type="string">
            <text:p text:style-name="P90">Killing without <text:span text:style-name="T134">good </text:span>reason</text:p>
          </table:table-cell>
          <table:table-cell table:style-name="Table5.C2" office:value-type="string">
            <text:p text:style-name="P194">Life and death are God’s to decree.</text:p>
          </table:table-cell>
        </table:table-row>
        <table:table-row>
          <table:table-cell table:style-name="Table5.A2" office:value-type="string">
            <text:p text:style-name="P183">1</text:p>
          </table:table-cell>
          <table:table-cell table:style-name="Table5.A2" office:value-type="string">
            <text:p text:style-name="P90">Breaking your word <text:span text:style-name="T146">or </text:span>oath; <text:span text:style-name="T147">violating your obligations as willing host or invited guest</text:span></text:p>
          </table:table-cell>
          <table:table-cell table:style-name="Table5.C2" office:value-type="string">
            <text:p text:style-name="P199">To break one’s oath is to be without the honor that <text:span text:style-name="T175">dignifies</text:span> existence.</text:p>
          </table:table-cell>
        </table:table-row>
      </table:table>
      <text:h text:style-name="P7" text:outline-level="2"><text:span text:style-name="T45">Path of Power and the Inner Voice</text:span></text:h>
      <text:h text:style-name="P226" text:outline-level="3">Moves</text:h>
      <text:p text:style-name="P39"><text:span text:style-name="T1">Ride the Wave</text:span><text:bookmark text:name="page36R_mcid314"/><text:span text:style-name="T1"> – </text:span><text:span text:style-name="T24">D</text:span><text:span text:style-name="T80">irect your frenzy </text:span><text:span text:style-name="T75">by rolling </text:span><text:span text:style-name="T74">with </text:span><text:span text:style-name="T97">Path</text:span><text:span text:style-name="T99"> </text:span><text:span text:style-name="T114">before the Beast overwhelms you</text:span><text:span text:style-name="T74">.</text:span></text:p>
      <text:p text:style-name="P39"/>
      <text:p text:style-name="P153"><text:span text:style-name="T12">⚅ </text:span>On a 10+, <text:span text:style-name="T126">you </text:span>enter frenzy <text:span text:style-name="T126">with the </text:span>Condition <text:span text:style-name="T4">riding the wave.</text:span><text:span text:style-name="T74"> </text:span><text:span text:style-name="T83">Additionally, choose 1:</text:span></text:p>
      <text:list xml:id="list94018634255341" text:continue-list="list94017463019095" text:style-name="L7">
        <text:list-item>
          <text:p text:style-name="P23"><text:span text:style-name="T74">You </text:span><text:span text:style-name="T93">briefly</text:span><text:span text:style-name="T74"> direct your </text:span><text:span text:style-name="T92">initial </text:span><text:span text:style-name="T74">rage </text:span><text:span text:style-name="T84">against </text:span><text:span text:style-name="T85">the</text:span><text:span text:style-name="T74"> inanimate, giving your allies a chance to flee.</text:span></text:p>
        </text:list-item>
        <text:list-item>
          <text:p text:style-name="P32"><text:span text:style-name="T74">You can end the frenzy by killing someone.</text:span></text:p>
        </text:list-item>
        <text:list-item>
          <text:p text:style-name="P28"><text:span text:style-name="T74">You quell the Beast when the frenzy ends.</text:span></text:p>
        </text:list-item>
      </text:list>
      <text:p text:style-name="P124"><text:span text:style-name="T12">⚅ </text:span>On a 7-9, <text:span text:style-name="T126">you enter frenzy with the Condition </text:span><text:span text:style-name="T6">riding the wave</text:span><text:span text:style-name="T83">.</text:span></text:p>
      <text:p text:style-name="P124"><text:span text:style-name="T99">⚅ </text:span><text:span text:style-name="T74">On a miss, you enter </text:span><text:span text:style-name="T4">uncontrolled frenzy</text:span><text:span text:style-name="T74">.</text:span></text:p>
      <text:p text:style-name="P39"><text:span text:style-name="T2"/></text:p>
      <text:p text:style-name="P45"><text:span text:style-name="T81">When </text:span><text:span text:style-name="T5">riding the wave</text:span><text:span text:style-name="T81">, you may choose the targets of your Beast’s wrath; </text:span><text:span text:style-name="T87">employ </text:span><text:span text:style-name="T88">weapons </text:span><text:span text:style-name="T95">already in your hands; use </text:span><text:span text:style-name="T89">physical </text:span><text:span text:style-name="T88">disciplines; </text:span><text:span text:style-name="T96">and </text:span><text:span text:style-name="T90">avoid </text:span><text:span text:style-name="T91">obvious </text:span><text:span text:style-name="T90">danger while closing the distance</text:span><text:span text:style-name="T86">. </text:span><text:span text:style-name="T89">Additionally, y</text:span><text:span text:style-name="T82">ou can end the frenzy by drinking your fill of blood.</text:span></text:p>
      <text:p text:style-name="P36"><text:span text:style-name="T2"/></text:p>
      <text:p text:style-name="P36"><text:span text:style-name="T2">Resist </text:span><text:span text:style-name="T3">Rö</text:span><text:span text:style-name="T1">tschreck - </text:span><text:span text:style-name="T99">When r</text:span><text:span text:style-name="T102">ö</text:span><text:span text:style-name="T99">tschreck looms, </text:span><text:span text:style-name="T103">resist </text:span><text:span text:style-name="T104">and suppress </text:span><text:span text:style-name="T103">it by</text:span><text:span text:style-name="T99"> roll</text:span><text:span text:style-name="T103">ing</text:span><text:span text:style-name="T99"> with </text:span><text:span text:style-name="T97">Path</text:span><text:span text:style-name="T99">.</text:span></text:p>
      <text:p text:style-name="P36"/>
      <text:p text:style-name="P149"><text:span text:style-name="T12">⚅ On a 10+, you don’t succumb to rötschreck and you quell the </text:span><text:span text:style-name="T27">B</text:span><text:span text:style-name="T12">east. </text:span></text:p>
      <text:p text:style-name="P121"><text:span text:style-name="T12">⚅ On a 7-9, you don’t succumb to rötschreck. </text:span></text:p>
      <text:p text:style-name="P121"><text:span text:style-name="T12">⚅ On a miss, you enter rötschreck.</text:span></text:p>
      <text:p text:style-name="P121"><text:span text:style-name="T46"/></text:p>
      <text:p text:style-name="P177"><text:span text:style-name="T124">W</text:span>e’re all sinners – <text:span text:style-name="T12">When</text:span><text:span text:style-name="T99"> you do one of the actions </text:span><text:span text:style-name="T116">found at or below your Path rating on the hierarchy of sins</text:span><text:span text:style-name="T99">, roll with </text:span><text:span text:style-name="T74">Path</text:span><text:span text:style-name="T99">.</text:span></text:p>
      <text:p text:style-name="P159"><text:span text:style-name="T97"/></text:p>
      <text:p text:style-name="P149"><text:span text:style-name="T12">⚅ On a 10+, </text:span><text:span text:style-name="T20">you feel real remorse, contrition, or guilt for your actions</text:span><text:span text:style-name="T18">. </text:span><text:span text:style-name="T21">Show it.</text:span></text:p>
      <text:p text:style-name="P121"><text:span text:style-name="T12">⚅ On a 7-9, </text:span><text:span text:style-name="T19">the Beast stirs. </text:span><text:span text:style-name="T30">You feel shame or embarrassment.</text:span></text:p>
      <text:p text:style-name="P135"><text:span text:style-name="T99">⚅ On a miss, </text:span><text:span text:style-name="T106">you lose a point of Path</text:span><text:span text:style-name="T119"> </text:span><text:span text:style-name="T120">and gain the Condition </text:span><text:span text:style-name="T11">seeking</text:span><text:span text:style-name="T109">. </text:span><text:span text:style-name="T117">Y</text:span><text:span text:style-name="T107">ou </text:span><text:span text:style-name="T113">feel</text:span><text:span text:style-name="T107"> </text:span><text:span text:style-name="T123">lost or </text:span><text:span text:style-name="T107">empty </text:span><text:span text:style-name="T108">inside</text:span><text:span text:style-name="T107">. </text:span></text:p>
      <text:p text:style-name="P131"><text:span text:style-name="T99">⚅ On a </text:span><text:span text:style-name="T105">botch</text:span><text:span text:style-name="T99">, </text:span><text:span text:style-name="T109">you lose a point of Path</text:span><text:span text:style-name="T105">. </text:span><text:span text:style-name="T118">You enjoy your transgression.</text:span></text:p>
      <text:p text:style-name="P121"/>
      <text:p text:style-name="P178"><text:span text:style-name="T12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12">.</text:span></text:p>
      <text:p text:style-name="P166"><text:span text:style-name="T110"/></text:p>
      <text:p text:style-name="P166"><text:span text:style-name="T111">If you </text:span><text:span text:style-name="T115">currently </text:span><text:span text:style-name="T111">have </text:span><text:span text:style-name="T10">seeking </text:span><text:span text:style-name="T112">○</text:span><text:span text:style-name="T111">:</text:span></text:p>
      <text:list xml:id="list94017614352668" text:continue-list="list1700926803" text:style-name="L12">
        <text:list-item>
          <text:p text:style-name="P62"><text:span text:style-name="T55">Y</text:span><text:span text:style-name="T50">ou are actively looking for understanding and meaning in your path.</text:span></text:p>
        </text:list-item>
        <text:list-item>
          <text:p text:style-name="P65"><text:span text:style-name="T60">You t</text:span><text:span text:style-name="T55">reat your </text:span><text:span text:style-name="T52">Path rating </text:span><text:span text:style-name="T55">as</text:span><text:span text:style-name="T52"> 1 higher only for </text:span><text:span text:style-name="T49">we’re all sinners</text:span><text:span text:style-name="T52">. </text:span></text:p>
        </text:list-item>
        <text:list-item>
          <text:p text:style-name="P65"><text:span text:style-name="T52">If you have to roll for </text:span><text:span text:style-name="T49">we’re all sinners</text:span><text:span text:style-name="T52">, </text:span><text:span text:style-name="T61">no matter the result,</text:span><text:span text:style-name="T52"> </text:span><text:span text:style-name="T53">erase</text:span><text:span text:style-name="T52"> the </text:span><text:span text:style-name="T49">seeking</text:span><text:span text:style-name="T52"> condition</text:span><text:span text:style-name="T54">. </text:span><text:span text:style-name="T56">Y</text:span><text:span text:style-name="T52">our soul is too tumultuous to advance at this time.</text:span></text:p>
        </text:list-item>
        <text:list-item>
          <text:p text:style-name="P65"><text:span text:style-name="T58">Y</text:span><text:span text:style-name="T51">ou </text:span><text:span text:style-name="T59">can</text:span><text:span text:style-name="T51"> spend </text:span><text:span text:style-name="T57">an earned character advance to increase your Path rating.</text:span></text:p>
        </text:list-item>
      </text:list>
      <text:h text:style-name="P230" text:outline-level="3"/>
      <text:h text:style-name="P237" text:outline-level="3"><text:span text:style-name="T64">Ethics</text:span></text:h>
      <text:list xml:id="list471711696" text:style-name="L14">
        <text:list-item>
          <text:p text:style-name="P48"><text:span text:style-name="T66">Do not tolerate failure — including your own. Punish it visibly and harshly.</text:span></text:p>
        </text:list-item>
        <text:list-item>
          <text:p text:style-name="P48"><text:span text:style-name="T66">Be sporadic in your rewards. Drive your followers to excel, but never let them assume that reward follows excellence.</text:span></text:p>
        </text:list-item>
        <text:list-item>
          <text:p text:style-name="P48"><text:span text:style-name="T66">Strive for control by any means. Dominate the world around you and bend it to your will.</text:span></text:p>
        </text:list-item>
        <text:list-item>
          <text:p text:style-name="P48"><text:span text:style-name="T66">Use the most effective tool for any undertaking. Hate, fear, and anger are key among these tools, but feign benevolence.</text:span></text:p>
        </text:list-item>
        <text:list-item>
          <text:p text:style-name="P48"><text:span text:style-name="T66">Show respect to those in authority, but replace them when they falter.</text:span></text:p>
        </text:list-item>
        <text:list-item>
          <text:p text:style-name="P48"><text:span text:style-name="T66">Deal from a position of power. Do not show weakness.</text:span></text:p>
        </text:list-item>
      </text:list>
      <text:h text:style-name="P219" text:outline-level="3">Hierarchy of Sin</text:h>
      <table:table table:name="Table6" table:style-name="Table6">
        <table:table-column table:style-name="Table6.A"/>
        <table:table-column table:style-name="Table6.B"/>
        <table:table-column table:style-name="Table6.C"/>
        <table:table-row>
          <table:table-cell table:style-name="Table6.A1" office:value-type="string">
            <text:p text:style-name="P184">10</text:p>
          </table:table-cell>
          <table:table-cell table:style-name="Table6.A1" office:value-type="string">
            <text:p text:style-name="P70">Denying responsibility for your actions</text:p>
          </table:table-cell>
          <table:table-cell table:style-name="Table6.C1" office:value-type="string">
            <text:p text:style-name="P75">Dereliction of responsibility is a failure to lead properly.</text:p>
          </table:table-cell>
        </table:table-row>
        <table:table-row>
          <table:table-cell table:style-name="Table6.A2" office:value-type="string">
            <text:p text:style-name="P184">9</text:p>
          </table:table-cell>
          <table:table-cell table:style-name="Table6.A2" office:value-type="string">
            <text:p text:style-name="P82">Treating your underlings poorly</text:p>
          </table:table-cell>
          <table:table-cell table:style-name="Table6.C2" office:value-type="string">
            <text:p text:style-name="P189">Reward competence as an incentive, but do so sparingly.</text:p>
          </table:table-cell>
        </table:table-row>
        <table:table-row>
          <table:table-cell table:style-name="Table6.A2" office:value-type="string">
            <text:p text:style-name="P184">8</text:p>
          </table:table-cell>
          <table:table-cell table:style-name="Table6.A2" office:value-type="string">
            <text:p text:style-name="P82"><text:span text:style-name="T148">Disr</text:span>espect<text:span text:style-name="T148">ing</text:span> your superiors</text:p>
          </table:table-cell>
          <table:table-cell table:style-name="Table6.C2" office:value-type="string">
            <text:p text:style-name="P189">Give the respect that is due, that you might learn</text:p>
            <text:p text:style-name="P189">something in turn.</text:p>
          </table:table-cell>
        </table:table-row>
        <table:table-row>
          <table:table-cell table:style-name="Table6.A2" office:value-type="string">
            <text:p text:style-name="P184">7</text:p>
          </table:table-cell>
          <table:table-cell table:style-name="Table6.A2" office:value-type="string">
            <text:p text:style-name="P82">Helping others when it is not to your</text:p>
            <text:p text:style-name="P82">advantage</text:p>
          </table:table-cell>
          <table:table-cell table:style-name="Table6.C2" office:value-type="string">
            <text:p text:style-name="P189">Always gain something from your actions.</text:p>
          </table:table-cell>
        </table:table-row>
        <table:table-row>
          <table:table-cell table:style-name="Table6.A2" office:value-type="string">
            <text:p text:style-name="P184">6</text:p>
          </table:table-cell>
          <table:table-cell table:style-name="Table6.A2" office:value-type="string">
            <text:p text:style-name="P82">Accepting defeat</text:p>
          </table:table-cell>
          <table:table-cell table:style-name="Table6.C2" office:value-type="string">
            <text:p text:style-name="P189">Succeed, or die.</text:p>
          </table:table-cell>
        </table:table-row>
        <table:table-row>
          <table:table-cell table:style-name="Table6.A2" office:value-type="string">
            <text:p text:style-name="P184">5</text:p>
          </table:table-cell>
          <table:table-cell table:style-name="Table6.A2" office:value-type="string">
            <text:p text:style-name="P101">Sparing someone it would benefit you to kill</text:p>
          </table:table-cell>
          <table:table-cell table:style-name="Table6.C2" office:value-type="string">
            <text:p text:style-name="P189">Do not hesitate to eliminate those who would stand against you.</text:p>
          </table:table-cell>
        </table:table-row>
        <table:table-row>
          <table:table-cell table:style-name="Table6.A2" office:value-type="string">
            <text:p text:style-name="P184">4</text:p>
          </table:table-cell>
          <table:table-cell table:style-name="Table6.A2" office:value-type="string">
            <text:p text:style-name="P82">Submitting to the error of others</text:p>
          </table:table-cell>
          <table:table-cell table:style-name="Table6.C2" office:value-type="string">
            <text:p text:style-name="P189">Be right and you will be vindicated. Follow a fool and you will suffer for it.</text:p>
          </table:table-cell>
        </table:table-row>
        <table:table-row>
          <table:table-cell table:style-name="Table6.A2" office:value-type="string">
            <text:p text:style-name="P184">3</text:p>
          </table:table-cell>
          <table:table-cell table:style-name="Table6.A2" office:value-type="string">
            <text:p text:style-name="P102">Playing fair</text:p>
          </table:table-cell>
          <table:table-cell table:style-name="Table6.C2" office:value-type="string">
            <text:p text:style-name="P195">Power must be seized. Be iron-fisted and resolute.</text:p>
          </table:table-cell>
        </table:table-row>
        <table:table-row>
          <table:table-cell table:style-name="Table6.A2" office:value-type="string">
            <text:p text:style-name="P184">2</text:p>
          </table:table-cell>
          <table:table-cell table:style-name="Table6.A2" office:value-type="string">
            <text:p text:style-name="P91"><text:span text:style-name="T150">Tolerating </text:span>failure</text:p>
          </table:table-cell>
          <table:table-cell table:style-name="Table6.C2" office:value-type="string">
            <text:p text:style-name="P195">Failure is instructive only when used as a negative</text:p>
            <text:p text:style-name="P195">example.</text:p>
          </table:table-cell>
        </table:table-row>
        <table:table-row>
          <table:table-cell table:style-name="Table6.A2" office:value-type="string">
            <text:p text:style-name="P184">1</text:p>
          </table:table-cell>
          <table:table-cell table:style-name="Table6.A2" office:value-type="string">
            <text:p text:style-name="P91">Turning down <text:span text:style-name="T149">or ignoring</text:span> the opportunity for power</text:p>
          </table:table-cell>
          <table:table-cell table:style-name="Table6.C2" office:value-type="string">
            <text:p text:style-name="P200">Personal power is the means to all ends.</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sep style:width="0.0035in" style:color="#000000" style:height="100%" style:style="solid"/>
          <style:column style:rel-width="7560*" fo:start-indent="0in" fo:end-indent="0.1in"/>
          <style:column style:rel-width="7560*"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2T09:40:13.717508559</dc:date>
    <meta:editing-duration>P2DT23H26M5S</meta:editing-duration>
    <meta:editing-cycles>613</meta:editing-cycles>
    <meta:generator>LibreOffice/6.0.7.3$Linux_X86_64 LibreOffice_project/00m0$Build-3</meta:generator>
    <meta:document-statistic meta:table-count="6" meta:image-count="0" meta:object-count="0" meta:page-count="6" meta:paragraph-count="376" meta:word-count="3553" meta:character-count="19577" meta:non-whitespace-character-count="16417"/>
  </office:meta>
</office:document-meta>
</file>